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4f5bb" officeooo:paragraph-rsid="0014f5bb"/>
    </style:style>
    <style:style style:name="P2" style:family="paragraph" style:parent-style-name="Standard">
      <style:paragraph-properties fo:text-align="justify" style:justify-single-word="false"/>
      <style:text-properties officeooo:rsid="0017013d" officeooo:paragraph-rsid="0017013d"/>
    </style:style>
    <style:style style:name="P3" style:family="paragraph" style:parent-style-name="Standard">
      <style:paragraph-properties fo:text-align="justify" style:justify-single-word="false"/>
      <style:text-properties officeooo:rsid="001b48bb" officeooo:paragraph-rsid="001b48bb"/>
    </style:style>
    <style:style style:name="P4" style:family="paragraph" style:parent-style-name="Standard">
      <style:paragraph-properties fo:text-align="justify" style:justify-single-word="false"/>
      <style:text-properties officeooo:rsid="001b48bb" officeooo:paragraph-rsid="00228513"/>
    </style:style>
    <style:style style:name="P5" style:family="paragraph" style:parent-style-name="Standard">
      <style:paragraph-properties fo:text-align="center" style:justify-single-word="false"/>
      <style:text-properties officeooo:rsid="001b48bb" officeooo:paragraph-rsid="001b48bb"/>
    </style:style>
    <style:style style:name="P6" style:family="paragraph" style:parent-style-name="Standard">
      <style:paragraph-properties fo:text-align="justify" style:justify-single-word="false"/>
      <style:text-properties style:font-name="Andale Mono" officeooo:rsid="00228513" officeooo:paragraph-rsid="00228513"/>
    </style:style>
    <style:style style:name="P7" style:family="paragraph" style:parent-style-name="Standard">
      <style:paragraph-properties fo:text-align="justify" style:justify-single-word="false"/>
      <style:text-properties style:font-name="Andale Mono" officeooo:rsid="00228513" officeooo:paragraph-rsid="005192df"/>
    </style:style>
    <style:style style:name="P8" style:family="paragraph" style:parent-style-name="Standard">
      <style:paragraph-properties fo:text-align="start" style:justify-single-word="false"/>
      <style:text-properties style:font-name="Andale Mono" officeooo:rsid="005192df" officeooo:paragraph-rsid="005192df"/>
    </style:style>
    <style:style style:name="P9" style:family="paragraph" style:parent-style-name="Standard">
      <style:paragraph-properties fo:text-align="start" style:justify-single-word="false"/>
      <style:text-properties style:font-name="Andale Mono" officeooo:rsid="005192df" officeooo:paragraph-rsid="00527290"/>
    </style:style>
    <style:style style:name="P10" style:family="paragraph" style:parent-style-name="Standard">
      <style:paragraph-properties fo:text-align="justify" style:justify-single-word="false"/>
      <style:text-properties style:font-name="Andale Mono" officeooo:rsid="00281b1c" officeooo:paragraph-rsid="0026c27d"/>
    </style:style>
    <style:style style:name="P11" style:family="paragraph" style:parent-style-name="Standard">
      <style:paragraph-properties fo:text-align="justify" style:justify-single-word="false"/>
      <style:text-properties style:font-name="Andale Mono" officeooo:rsid="0041d0ae" officeooo:paragraph-rsid="0041d0ae"/>
    </style:style>
    <style:style style:name="P12" style:family="paragraph" style:parent-style-name="Standard">
      <style:paragraph-properties fo:text-align="justify" style:justify-single-word="false"/>
      <style:text-properties fo:color="#c9211e" fo:font-size="15pt" fo:font-weight="bold" officeooo:rsid="001b48bb" officeooo:paragraph-rsid="001b48b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color="#c9211e" fo:font-size="15pt" fo:font-weight="bold" officeooo:rsid="0014f5bb" officeooo:paragraph-rsid="0014f5b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c9211e" fo:font-size="15pt" fo:font-weight="bold" officeooo:rsid="00228513" officeooo:paragraph-rsid="00228513" style:font-size-asian="15pt" style:font-weight-asian="bold" style:font-size-complex="15pt" style:font-weight-complex="bold"/>
    </style:style>
    <style:style style:name="P15" style:family="paragraph" style:parent-style-name="Standard">
      <style:paragraph-properties fo:text-align="start"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c9211e" style:font-name="Liberation Serif" fo:font-size="15pt" fo:font-weight="bold" officeooo:rsid="0049d5fa" officeooo:paragraph-rsid="0070853d" style:font-size-asian="15pt" style:font-weight-asian="bold" style:font-size-complex="15pt" style:font-weight-complex="bold"/>
    </style:style>
    <style:style style:name="P17" style:family="paragraph" style:parent-style-name="Standard">
      <style:paragraph-properties fo:text-align="center" style:justify-single-word="false"/>
      <style:text-properties fo:color="#c9211e" style:font-name="Liberation Serif" fo:font-size="15pt" fo:font-weight="bold" officeooo:rsid="0049d5fa" officeooo:paragraph-rsid="0049d5fa" style:font-size-asian="15pt" style:font-weight-asian="bold" style:font-size-complex="15pt" style:font-weight-complex="bold"/>
    </style:style>
    <style:style style:name="P18" style:family="paragraph" style:parent-style-name="Standard">
      <style:paragraph-properties fo:text-align="justify" style:justify-single-word="false"/>
      <style:text-properties officeooo:rsid="0020ceb1" officeooo:paragraph-rsid="0020ceb1"/>
    </style:style>
    <style:style style:name="P19" style:family="paragraph" style:parent-style-name="Standard">
      <style:paragraph-properties fo:text-align="justify" style:justify-single-word="false"/>
      <style:text-properties officeooo:rsid="00228513" officeooo:paragraph-rsid="00228513"/>
    </style:style>
    <style:style style:name="P20" style:family="paragraph" style:parent-style-name="Standard">
      <style:paragraph-properties fo:text-align="justify" style:justify-single-word="false"/>
      <style:text-properties officeooo:rsid="00230bf0" officeooo:paragraph-rsid="00228513"/>
    </style:style>
    <style:style style:name="P21" style:family="paragraph" style:parent-style-name="Standard">
      <style:paragraph-properties fo:text-align="justify" style:justify-single-word="false"/>
      <style:text-properties officeooo:rsid="0026a1fa" officeooo:paragraph-rsid="0026a1fa"/>
    </style:style>
    <style:style style:name="P22" style:family="paragraph" style:parent-style-name="Standard">
      <style:paragraph-properties fo:text-align="justify" style:justify-single-word="false"/>
      <style:text-properties officeooo:rsid="0026a1fa" officeooo:paragraph-rsid="00620473"/>
    </style:style>
    <style:style style:name="P23" style:family="paragraph" style:parent-style-name="Standard">
      <style:paragraph-properties fo:text-align="justify" style:justify-single-word="false"/>
      <style:text-properties style:font-name="Liberation Serif" officeooo:rsid="002c27cc" officeooo:paragraph-rsid="002c27cc"/>
    </style:style>
    <style:style style:name="P24" style:family="paragraph" style:parent-style-name="Standard">
      <style:paragraph-properties fo:text-align="start" style:justify-single-word="false"/>
      <style:text-properties style:font-name="Liberation Serif" officeooo:rsid="00306b38" officeooo:paragraph-rsid="00306b38"/>
    </style:style>
    <style:style style:name="P25" style:family="paragraph" style:parent-style-name="Standard">
      <style:paragraph-properties fo:text-align="justify" style:justify-single-word="false"/>
      <style:text-properties style:font-name="Liberation Serif" officeooo:rsid="0031a81c" officeooo:paragraph-rsid="0031a81c"/>
    </style:style>
    <style:style style:name="P26" style:family="paragraph" style:parent-style-name="Standard">
      <style:paragraph-properties fo:text-align="start" style:justify-single-word="false"/>
      <style:text-properties style:font-name="Liberation Serif" officeooo:rsid="00352ad7" officeooo:paragraph-rsid="00352ad7"/>
    </style:style>
    <style:style style:name="P27" style:family="paragraph" style:parent-style-name="Standard">
      <style:paragraph-properties fo:text-align="start" style:justify-single-word="false"/>
      <style:text-properties style:font-name="Liberation Serif" officeooo:rsid="004045a9" officeooo:paragraph-rsid="00352ad7"/>
    </style:style>
    <style:style style:name="P28" style:family="paragraph" style:parent-style-name="Standard">
      <style:paragraph-properties fo:text-align="start" style:justify-single-word="false"/>
      <style:text-properties style:font-name="Liberation Serif" officeooo:rsid="004045a9" officeooo:paragraph-rsid="0070853d"/>
    </style:style>
    <style:style style:name="P29" style:family="paragraph" style:parent-style-name="Standard">
      <style:paragraph-properties fo:text-align="start" style:justify-single-word="false"/>
      <style:text-properties style:font-name="Liberation Serif" officeooo:rsid="0041d0ae" officeooo:paragraph-rsid="0041d0ae"/>
    </style:style>
    <style:style style:name="P30" style:family="paragraph" style:parent-style-name="Standard">
      <style:paragraph-properties fo:text-align="justify" style:justify-single-word="false"/>
      <style:text-properties style:font-name="Liberation Serif" officeooo:rsid="0041d0ae" officeooo:paragraph-rsid="0041d0ae"/>
    </style:style>
    <style:style style:name="P31" style:family="paragraph" style:parent-style-name="Standard">
      <style:paragraph-properties fo:text-align="start" style:justify-single-word="false"/>
      <style:text-properties style:font-name="Liberation Serif" officeooo:rsid="0049d5fa" officeooo:paragraph-rsid="0049d5fa"/>
    </style:style>
    <style:style style:name="P32" style:family="paragraph" style:parent-style-name="Standard">
      <style:paragraph-properties fo:text-align="start" style:justify-single-word="false"/>
      <style:text-properties style:font-name="Liberation Serif" officeooo:rsid="0049d5fa" officeooo:paragraph-rsid="0076f86b"/>
    </style:style>
    <style:style style:name="P33" style:family="paragraph" style:parent-style-name="Standard">
      <style:paragraph-properties fo:text-align="justify" style:justify-single-word="false"/>
      <style:text-properties style:font-name="Liberation Serif" officeooo:rsid="004ba0fe" officeooo:paragraph-rsid="004ba0fe"/>
    </style:style>
    <style:style style:name="P34" style:family="paragraph" style:parent-style-name="Standard">
      <style:paragraph-properties fo:text-align="justify" style:justify-single-word="false"/>
      <style:text-properties style:font-name="Liberation Serif" officeooo:rsid="002cb773" officeooo:paragraph-rsid="002c27cc"/>
    </style:style>
    <style:style style:name="P35" style:family="paragraph" style:parent-style-name="Standard">
      <style:paragraph-properties fo:text-align="justify" style:justify-single-word="false"/>
      <style:text-properties style:font-name="Liberation Serif" officeooo:rsid="0030925d" officeooo:paragraph-rsid="004e4db3"/>
    </style:style>
    <style:style style:name="P36" style:family="paragraph" style:parent-style-name="Standard">
      <style:paragraph-properties fo:text-align="justify" style:justify-single-word="false"/>
      <style:text-properties style:font-name="Liberation Serif" officeooo:rsid="002b2657" officeooo:paragraph-rsid="0066f6b0"/>
    </style:style>
    <style:style style:name="P37" style:family="paragraph" style:parent-style-name="Standard">
      <style:paragraph-properties fo:text-align="justify" style:justify-single-word="false"/>
      <style:text-properties style:font-name="Liberation Serif" officeooo:rsid="002b86a1" officeooo:paragraph-rsid="002b2657"/>
    </style:style>
    <style:style style:name="P38" style:family="paragraph" style:parent-style-name="Standard">
      <style:paragraph-properties fo:text-align="justify" style:justify-single-word="false"/>
      <style:text-properties style:font-name="Liberation Serif" officeooo:rsid="0063f692" officeooo:paragraph-rsid="0063f692"/>
    </style:style>
    <style:style style:name="P39" style:family="paragraph" style:parent-style-name="Standard">
      <style:paragraph-properties fo:text-align="justify" style:justify-single-word="false"/>
      <style:text-properties style:font-name="Liberation Serif" officeooo:rsid="0063f692" officeooo:paragraph-rsid="0066f6b0"/>
    </style:style>
    <style:style style:name="P40" style:family="paragraph" style:parent-style-name="Standard">
      <style:paragraph-properties fo:text-align="justify" style:justify-single-word="false"/>
      <style:text-properties style:font-name="Liberation Serif" officeooo:rsid="002c098e" officeooo:paragraph-rsid="002b86a1"/>
    </style:style>
    <style:style style:name="P41" style:family="paragraph" style:parent-style-name="Standard">
      <style:paragraph-properties fo:text-align="start" style:justify-single-word="false"/>
      <style:text-properties style:font-name="Liberation Serif" officeooo:rsid="00456c44" officeooo:paragraph-rsid="00456c44"/>
    </style:style>
    <style:style style:name="P42" style:family="paragraph" style:parent-style-name="Standard">
      <style:paragraph-properties fo:text-align="justify" style:justify-single-word="false"/>
      <style:text-properties style:font-name="Liberation Serif" officeooo:rsid="007f7eb8" officeooo:paragraph-rsid="0070853d"/>
    </style:style>
    <style:style style:name="P43" style:family="paragraph" style:parent-style-name="Standard">
      <style:paragraph-properties fo:text-align="justify" style:justify-single-word="false"/>
      <style:text-properties officeooo:paragraph-rsid="001f1f94"/>
    </style:style>
    <style:style style:name="P44" style:family="paragraph" style:parent-style-name="Standard">
      <style:paragraph-properties fo:text-align="justify" style:justify-single-word="false"/>
      <style:text-properties officeooo:paragraph-rsid="005b8b3a"/>
    </style:style>
    <style:style style:name="P45" style:family="paragraph" style:parent-style-name="Standard">
      <style:paragraph-properties fo:text-align="justify" style:justify-single-word="false"/>
      <style:text-properties officeooo:paragraph-rsid="005da57b"/>
    </style:style>
    <style:style style:name="P46" style:family="paragraph" style:parent-style-name="Standard">
      <style:paragraph-properties fo:text-align="justify" style:justify-single-word="false"/>
      <style:text-properties officeooo:paragraph-rsid="0026a1fa"/>
    </style:style>
    <style:style style:name="P47" style:family="paragraph" style:parent-style-name="Standard">
      <style:paragraph-properties fo:text-align="justify" style:justify-single-word="false"/>
      <style:text-properties officeooo:paragraph-rsid="00620473"/>
    </style:style>
    <style:style style:name="P48" style:family="paragraph" style:parent-style-name="Standard">
      <style:paragraph-properties fo:text-align="justify" style:justify-single-word="false"/>
      <style:text-properties officeooo:paragraph-rsid="0029e276"/>
    </style:style>
    <style:style style:name="P49" style:family="paragraph" style:parent-style-name="Standard">
      <style:paragraph-properties fo:text-align="justify" style:justify-single-word="false"/>
      <style:text-properties officeooo:paragraph-rsid="0066f6b0"/>
    </style:style>
    <style:style style:name="P50" style:family="paragraph" style:parent-style-name="Standard">
      <style:paragraph-properties fo:text-align="justify" style:justify-single-word="false"/>
      <style:text-properties officeooo:paragraph-rsid="0057c58f"/>
    </style:style>
    <style:style style:name="P51" style:family="paragraph" style:parent-style-name="Standard">
      <style:paragraph-properties fo:text-align="justify" style:justify-single-word="false"/>
      <style:text-properties officeooo:rsid="005b8b3a" officeooo:paragraph-rsid="005b8b3a"/>
    </style:style>
    <style:style style:name="P52" style:family="paragraph" style:parent-style-name="Standard">
      <style:paragraph-properties fo:text-align="justify" style:justify-single-word="false"/>
      <style:text-properties fo:color="#acb20c" officeooo:rsid="005da57b" officeooo:paragraph-rsid="005da57b"/>
    </style:style>
    <style:style style:name="P53" style:family="paragraph" style:parent-style-name="Standard">
      <style:paragraph-properties fo:text-align="justify" style:justify-single-word="false"/>
      <style:text-properties officeooo:rsid="00162141" officeooo:paragraph-rsid="00162141"/>
    </style:style>
    <style:style style:name="P54" style:family="paragraph" style:parent-style-name="Standard">
      <style:paragraph-properties fo:text-align="justify" style:justify-single-word="false"/>
      <style:text-properties fo:color="#2a6099" style:font-name="Liberation Serif" fo:font-size="13pt" fo:font-weight="bold" officeooo:rsid="0029e276" officeooo:paragraph-rsid="0029e276"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2a6099" style:font-name="Liberation Serif" fo:font-size="13pt" fo:font-weight="bold" officeooo:rsid="00306b38" officeooo:paragraph-rsid="00306b38"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2a6099" style:font-name="Liberation Serif" fo:font-size="15pt" fo:font-weight="bold" officeooo:rsid="00352ad7" officeooo:paragraph-rsid="00352ad7" style:font-size-asian="15pt" style:font-weight-asian="bold" style:font-size-complex="15pt" style:font-weight-complex="bold"/>
    </style:style>
    <style:style style:name="P57" style:family="paragraph" style:parent-style-name="Standard">
      <style:paragraph-properties fo:text-align="start" style:justify-single-word="false"/>
      <style:text-properties fo:color="#2a6099" style:font-name="Liberation Serif" fo:font-size="15pt" fo:font-weight="bold" officeooo:rsid="004045a9" officeooo:paragraph-rsid="004045a9" style:font-size-asian="15pt" style:font-weight-asian="bold" style:font-size-complex="15pt" style:font-weight-complex="bold"/>
    </style:style>
    <style:style style:name="P58" style:family="paragraph" style:parent-style-name="Standard">
      <style:paragraph-properties fo:text-align="start" style:justify-single-word="false"/>
      <style:text-properties officeooo:paragraph-rsid="0026c27d"/>
    </style:style>
    <style:style style:name="P59" style:family="paragraph" style:parent-style-name="Standard">
      <style:paragraph-properties fo:text-align="justify" style:justify-single-word="false"/>
      <style:text-properties officeooo:rsid="0063f692" officeooo:paragraph-rsid="0063f692"/>
    </style:style>
    <style:style style:name="P60" style:family="paragraph" style:parent-style-name="Standard">
      <style:paragraph-properties fo:text-align="start" style:justify-single-word="false"/>
      <style:text-properties style:font-name="Andale mono" officeooo:rsid="0070853d" officeooo:paragraph-rsid="0070853d"/>
    </style:style>
    <style:style style:name="P61" style:family="paragraph" style:parent-style-name="Standard">
      <style:paragraph-properties fo:text-align="justify" style:justify-single-word="false"/>
      <style:text-properties style:font-name="Andale mono" officeooo:rsid="0070853d" officeooo:paragraph-rsid="0070853d"/>
    </style:style>
    <style:style style:name="P62" style:family="paragraph" style:parent-style-name="Standard">
      <style:paragraph-properties fo:text-align="justify" style:justify-single-word="false"/>
      <style:text-properties style:font-name="Andale mono" officeooo:rsid="006f30b6" officeooo:paragraph-rsid="006f30b6"/>
    </style:style>
    <style:style style:name="P63" style:family="paragraph" style:parent-style-name="Standard">
      <style:paragraph-properties fo:text-align="justify" style:justify-single-word="false"/>
      <style:text-properties fo:font-weight="bold" officeooo:paragraph-rsid="0057c58f" style:font-weight-asian="bold" style:font-weight-complex="bold"/>
    </style:style>
    <style:style style:name="P64" style:family="paragraph" style:parent-style-name="Standard">
      <style:paragraph-properties fo:text-align="justify" style:justify-single-word="false"/>
      <style:text-properties fo:color="#000000" style:font-name="Liberation Serif" fo:font-size="12pt" fo:font-style="normal" fo:font-weight="normal" officeooo:rsid="00727e77" officeooo:paragraph-rsid="006f30b6" style:font-size-asian="12pt" style:font-style-asian="normal" style:font-weight-asian="normal" style:font-size-complex="12pt"/>
    </style:style>
    <style:style style:name="P65"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14f5bb" officeooo:paragraph-rsid="008827ba" style:font-size-asian="15pt" style:font-weight-asian="bold" style:font-size-complex="15pt" style:font-weight-complex="bold"/>
    </style:style>
    <style:style style:name="P66" style:family="paragraph" style:parent-style-name="Standard">
      <style:paragraph-properties fo:text-align="justify" style:justify-single-word="false"/>
      <style:text-properties officeooo:rsid="00897f98" officeooo:paragraph-rsid="00897f98"/>
    </style:style>
    <style:style style:name="P67" style:family="paragraph" style:parent-style-name="Text_20_body">
      <style:paragraph-properties fo:margin-top="0cm" fo:margin-bottom="0cm" loext:contextual-spacing="false" fo:text-align="justify" style:justify-single-word="false"/>
      <style:text-properties officeooo:rsid="003570c2" officeooo:paragraph-rsid="003570c2"/>
    </style:style>
    <style:style style:name="P68" style:family="paragraph" style:parent-style-name="Text_20_body">
      <style:paragraph-properties fo:margin-top="0cm" fo:margin-bottom="0cm" loext:contextual-spacing="false" fo:text-align="justify" style:justify-single-word="false"/>
      <style:text-properties style:font-name="Liberation Serif" officeooo:rsid="00352ad7" officeooo:paragraph-rsid="003570c2"/>
    </style:style>
    <style:style style:name="P69" style:family="paragraph" style:parent-style-name="Text_20_body">
      <style:paragraph-properties fo:margin-top="0cm" fo:margin-bottom="0cm" loext:contextual-spacing="false" fo:text-align="justify" style:justify-single-word="false"/>
      <style:text-properties officeooo:rsid="006ab1ff"/>
    </style:style>
    <style:style style:name="P70" style:family="paragraph" style:parent-style-name="Text_20_body">
      <style:paragraph-properties fo:margin-top="0cm" fo:margin-bottom="0cm" loext:contextual-spacing="false" fo:text-align="justify" style:justify-single-word="false"/>
      <style:text-properties officeooo:rsid="006ab1ff" officeooo:paragraph-rsid="006ab1ff"/>
    </style:style>
    <style:style style:name="P71" style:family="paragraph" style:parent-style-name="Text_20_body">
      <style:paragraph-properties fo:margin-top="0cm" fo:margin-bottom="0cm" loext:contextual-spacing="false" fo:text-align="justify" style:justify-single-word="false"/>
      <style:text-properties officeooo:rsid="003795cf" officeooo:paragraph-rsid="006cfdd3"/>
    </style:style>
    <style:style style:name="P72" style:family="paragraph" style:parent-style-name="Text_20_body">
      <style:paragraph-properties fo:margin-top="0cm" fo:margin-bottom="0cm" loext:contextual-spacing="false" fo:text-align="justify" style:justify-single-word="false"/>
      <style:text-properties fo:font-size="10pt" officeooo:rsid="003570c2" officeooo:paragraph-rsid="003570c2" style:font-size-asian="10pt" style:font-size-complex="10pt"/>
    </style:style>
    <style:style style:name="P73" style:family="paragraph" style:parent-style-name="Standard">
      <style:paragraph-properties fo:margin-top="0cm" fo:margin-bottom="0cm" loext:contextual-spacing="false" fo:text-align="start" style:justify-single-word="false"/>
      <style:text-properties style:font-name="Liberation Serif" fo:font-style="normal" officeooo:rsid="006eb1a7" officeooo:paragraph-rsid="006eb1a7" style:font-style-asian="normal" style:font-style-complex="normal"/>
    </style:style>
    <style:style style:name="P74" style:family="paragraph" style:parent-style-name="Standard">
      <style:paragraph-properties fo:margin-top="0cm" fo:margin-bottom="0cm" loext:contextual-spacing="false" fo:text-align="start" style:justify-single-word="false"/>
      <style:text-properties style:font-name="Liberation Serif" officeooo:rsid="006eb1a7" officeooo:paragraph-rsid="0039863c"/>
    </style:style>
    <style:style style:name="P75" style:family="paragraph" style:parent-style-name="Index_20_1">
      <style:paragraph-properties>
        <style:tab-stops>
          <style:tab-stop style:position="17.59cm" style:type="right" style:leader-style="dotted" style:leader-text="."/>
        </style:tab-stops>
      </style:paragraph-properties>
    </style:style>
    <style:style style:name="P76" style:family="paragraph" style:parent-style-name="Header">
      <style:text-properties officeooo:rsid="008e69ff" officeooo:paragraph-rsid="008e69ff"/>
    </style:style>
    <style:style style:name="P77" style:family="paragraph" style:parent-style-name="Header">
      <style:paragraph-properties fo:text-align="start" style:justify-single-word="false"/>
      <style:text-properties fo:color="#000000" fo:font-size="12pt" style:text-underline-style="none" fo:font-weight="normal" officeooo:rsid="008e69ff" officeooo:paragraph-rsid="008e69ff" style:font-size-asian="12pt" style:font-weight-asian="normal" style:font-size-complex="12pt" style:font-weight-complex="normal"/>
    </style:style>
    <style:style style:name="P78" style:family="paragraph" style:parent-style-name="Index_20_1">
      <style:paragraph-properties>
        <style:tab-stops>
          <style:tab-stop style:position="17.59cm" style:type="right" style:leader-style="dotted" style:leader-text="."/>
        </style:tab-stops>
      </style:paragraph-properties>
    </style:style>
    <style:style style:name="P79" style:family="paragraph" style:parent-style-name="Standard" style:list-style-name="L1">
      <style:paragraph-properties fo:text-align="justify" style:justify-single-word="false"/>
      <style:text-properties officeooo:paragraph-rsid="00162141"/>
    </style:style>
    <style:style style:name="P80" style:family="paragraph" style:parent-style-name="Standard" style:list-style-name="L1">
      <style:paragraph-properties fo:text-align="justify" style:justify-single-word="false"/>
      <style:text-properties officeooo:paragraph-rsid="001f1f94"/>
    </style:style>
    <style:style style:name="P81" style:family="paragraph" style:parent-style-name="Standard" style:list-style-name="L1">
      <style:paragraph-properties fo:text-align="justify" style:justify-single-word="false"/>
      <style:text-properties officeooo:paragraph-rsid="005b8b3a"/>
    </style:style>
    <style:style style:name="P82" style:family="paragraph" style:parent-style-name="Standard" style:list-style-name="L1">
      <style:paragraph-properties fo:text-align="justify" style:justify-single-word="false"/>
      <style:text-properties officeooo:paragraph-rsid="0017013d"/>
    </style:style>
    <style:style style:name="P83" style:family="paragraph" style:parent-style-name="Standard" style:list-style-name="L1">
      <style:paragraph-properties fo:text-align="justify" style:justify-single-word="false"/>
      <style:text-properties officeooo:paragraph-rsid="004d5bf5"/>
    </style:style>
    <style:style style:name="P84" style:family="paragraph" style:parent-style-name="Standard" style:list-style-name="L3">
      <style:paragraph-properties fo:text-align="justify" style:justify-single-word="false"/>
      <style:text-properties officeooo:paragraph-rsid="005f59e0"/>
    </style:style>
    <style:style style:name="P85" style:family="paragraph" style:parent-style-name="Standard" style:list-style-name="L3">
      <style:paragraph-properties fo:text-align="justify" style:justify-single-word="false"/>
      <style:text-properties officeooo:paragraph-rsid="001b48bb"/>
    </style:style>
    <style:style style:name="P86" style:family="paragraph" style:parent-style-name="Standard" style:list-style-name="L4">
      <style:paragraph-properties fo:text-align="justify" style:justify-single-word="false"/>
      <style:text-properties officeooo:paragraph-rsid="0073460b"/>
    </style:style>
    <style:style style:name="P87" style:family="paragraph" style:parent-style-name="Standard" style:list-style-name="L6">
      <style:paragraph-properties fo:text-align="justify" style:justify-single-word="false"/>
      <style:text-properties officeooo:paragraph-rsid="0073460b"/>
    </style:style>
    <style:style style:name="P88" style:family="paragraph" style:parent-style-name="Standard" style:list-style-name="L7">
      <style:paragraph-properties fo:text-align="justify" style:justify-single-word="false"/>
      <style:text-properties officeooo:paragraph-rsid="0073460b"/>
    </style:style>
    <style:style style:name="P89" style:family="paragraph" style:parent-style-name="Standard" style:list-style-name="L8">
      <style:paragraph-properties fo:text-align="justify" style:justify-single-word="false"/>
      <style:text-properties officeooo:paragraph-rsid="0073460b"/>
    </style:style>
    <style:style style:name="P90" style:family="paragraph" style:parent-style-name="Standard" style:list-style-name="L14">
      <style:paragraph-properties fo:text-align="justify" style:justify-single-word="false"/>
      <style:text-properties officeooo:paragraph-rsid="0057c58f"/>
    </style:style>
    <style:style style:name="P91" style:family="paragraph" style:parent-style-name="Standard" style:list-style-name="L14">
      <style:paragraph-properties fo:text-align="justify" style:justify-single-word="false"/>
      <style:text-properties officeooo:paragraph-rsid="0041d0ae"/>
    </style:style>
    <style:style style:name="P92" style:family="paragraph" style:parent-style-name="Standard" style:list-style-name="L14">
      <style:paragraph-properties fo:text-align="justify" style:justify-single-word="false"/>
      <style:text-properties officeooo:paragraph-rsid="0070853d"/>
    </style:style>
    <style:style style:name="P93" style:family="paragraph" style:parent-style-name="Standard" style:list-style-name="L1">
      <style:paragraph-properties fo:text-align="justify" style:justify-single-word="false"/>
      <style:text-properties officeooo:rsid="0017013d" officeooo:paragraph-rsid="0017013d"/>
    </style:style>
    <style:style style:name="P94" style:family="paragraph" style:parent-style-name="Standard" style:list-style-name="L1">
      <style:paragraph-properties fo:text-align="justify" style:justify-single-word="false"/>
      <style:text-properties style:text-underline-style="solid" style:text-underline-width="auto" style:text-underline-color="font-color" officeooo:rsid="0017013d" officeooo:paragraph-rsid="0017013d"/>
    </style:style>
    <style:style style:name="P95" style:family="paragraph" style:parent-style-name="Standard" style:list-style-name="L1">
      <style:paragraph-properties fo:text-align="justify" style:justify-single-word="false"/>
      <style:text-properties fo:font-size="10pt" officeooo:rsid="001f1f94" officeooo:paragraph-rsid="001f1f94" style:font-size-asian="10pt" style:font-size-complex="10pt"/>
    </style:style>
    <style:style style:name="P96" style:family="paragraph" style:parent-style-name="Standard" style:list-style-name="L8">
      <style:paragraph-properties fo:text-align="justify" style:justify-single-word="false"/>
      <style:text-properties fo:font-size="10pt" officeooo:paragraph-rsid="00650160" style:font-size-asian="10pt" style:font-size-complex="10pt"/>
    </style:style>
    <style:style style:name="P97" style:family="paragraph" style:parent-style-name="Standard" style:list-style-name="L8">
      <style:paragraph-properties fo:text-align="justify" style:justify-single-word="false"/>
      <style:text-properties fo:font-size="10pt" officeooo:rsid="00650160" officeooo:paragraph-rsid="00650160" style:font-size-asian="10pt" style:font-size-complex="10pt"/>
    </style:style>
    <style:style style:name="P98" style:family="paragraph" style:parent-style-name="Standard" style:list-style-name="L1">
      <style:paragraph-properties fo:text-align="justify" style:justify-single-word="false"/>
      <style:text-properties officeooo:rsid="0018afbc" officeooo:paragraph-rsid="005b8b3a"/>
    </style:style>
    <style:style style:name="P99" style:family="paragraph" style:parent-style-name="Standard" style:list-style-name="L1">
      <style:paragraph-properties fo:text-align="justify" style:justify-single-word="false"/>
      <style:text-properties officeooo:rsid="0018afbc" officeooo:paragraph-rsid="0018afbc"/>
    </style:style>
    <style:style style:name="P100" style:family="paragraph" style:parent-style-name="Standard" style:list-style-name="L2">
      <style:paragraph-properties fo:text-align="justify" style:justify-single-word="false"/>
      <style:text-properties officeooo:rsid="00162141" officeooo:paragraph-rsid="0018afbc"/>
    </style:style>
    <style:style style:name="P101" style:family="paragraph" style:parent-style-name="Standard" style:list-style-name="L3">
      <style:paragraph-properties fo:text-align="justify" style:justify-single-word="false"/>
      <style:text-properties officeooo:rsid="005f59e0" officeooo:paragraph-rsid="005f59e0"/>
    </style:style>
    <style:style style:name="P102" style:family="paragraph" style:parent-style-name="Standard" style:list-style-name="L3">
      <style:paragraph-properties fo:text-align="justify" style:justify-single-word="false"/>
      <style:text-properties officeooo:rsid="001b48bb" officeooo:paragraph-rsid="005f59e0"/>
    </style:style>
    <style:style style:name="P103" style:family="paragraph" style:parent-style-name="Standard" style:list-style-name="L3">
      <style:paragraph-properties fo:text-align="justify" style:justify-single-word="false"/>
      <style:text-properties officeooo:rsid="001b48bb" officeooo:paragraph-rsid="001b48bb"/>
    </style:style>
    <style:style style:name="P104" style:family="paragraph" style:parent-style-name="Standard" style:list-style-name="L3">
      <style:paragraph-properties fo:text-align="center" style:justify-single-word="false"/>
      <style:text-properties style:font-name="Andale Mono" officeooo:rsid="001b48bb" officeooo:paragraph-rsid="001b48bb"/>
    </style:style>
    <style:style style:name="P105" style:family="paragraph" style:parent-style-name="Standard" style:list-style-name="L3">
      <style:paragraph-properties fo:text-align="center" style:justify-single-word="false"/>
      <style:text-properties style:font-name="Andale Mono" officeooo:rsid="001b48bb" officeooo:paragraph-rsid="004d5bf5"/>
    </style:style>
    <style:style style:name="P106" style:family="paragraph" style:parent-style-name="Standard" style:list-style-name="L6">
      <style:paragraph-properties fo:text-align="justify" style:justify-single-word="false"/>
      <style:text-properties style:font-name="Andale Mono" officeooo:rsid="0026c27d" officeooo:paragraph-rsid="0073460b"/>
    </style:style>
    <style:style style:name="P107" style:family="paragraph" style:parent-style-name="Standard" style:list-style-name="L7">
      <style:paragraph-properties fo:text-align="justify" style:justify-single-word="false"/>
      <style:text-properties style:font-name="Andale Mono" officeooo:rsid="002b2657" officeooo:paragraph-rsid="0073460b"/>
    </style:style>
    <style:style style:name="P108" style:family="paragraph" style:parent-style-name="Standard" style:list-style-name="L8">
      <style:paragraph-properties fo:text-align="justify" style:justify-single-word="false"/>
      <style:text-properties style:font-name="Andale Mono" officeooo:rsid="002b86a1" officeooo:paragraph-rsid="0076f86b"/>
    </style:style>
    <style:style style:name="P109" style:family="paragraph" style:parent-style-name="Standard" style:list-style-name="L10">
      <style:paragraph-properties fo:text-align="justify" style:justify-single-word="false"/>
      <style:text-properties style:font-name="Andale Mono" officeooo:rsid="002b86a1" officeooo:paragraph-rsid="0076f86b"/>
    </style:style>
    <style:style style:name="P110" style:family="paragraph" style:parent-style-name="Standard" style:list-style-name="L8">
      <style:paragraph-properties fo:text-align="justify" style:justify-single-word="false"/>
      <style:text-properties style:font-name="Andale Mono" officeooo:rsid="006988cf" officeooo:paragraph-rsid="0073460b"/>
    </style:style>
    <style:style style:name="P111" style:family="paragraph" style:parent-style-name="Standard" style:list-style-name="L14">
      <style:paragraph-properties fo:text-align="start" style:justify-single-word="false"/>
      <style:text-properties style:font-name="Andale Mono" officeooo:rsid="0041d0ae" officeooo:paragraph-rsid="0057c58f"/>
    </style:style>
    <style:style style:name="P112" style:family="paragraph" style:parent-style-name="Standard" style:list-style-name="L14">
      <style:paragraph-properties fo:text-align="start" style:justify-single-word="false"/>
      <style:text-properties style:font-name="Andale Mono" officeooo:rsid="0041d0ae" officeooo:paragraph-rsid="0041d0ae"/>
    </style:style>
    <style:style style:name="P113" style:family="paragraph" style:parent-style-name="Standard" style:list-style-name="L14">
      <style:paragraph-properties fo:text-align="start" style:justify-single-word="false"/>
      <style:text-properties style:font-name="Andale Mono" officeooo:rsid="00456c44" officeooo:paragraph-rsid="0057c58f"/>
    </style:style>
    <style:style style:name="P114" style:family="paragraph" style:parent-style-name="Standard" style:list-style-name="L14">
      <style:paragraph-properties fo:text-align="start" style:justify-single-word="false"/>
      <style:text-properties style:font-name="Andale Mono" officeooo:rsid="00456c44" officeooo:paragraph-rsid="00456c44"/>
    </style:style>
    <style:style style:name="P115" style:family="paragraph" style:parent-style-name="Standard" style:list-style-name="L14">
      <style:paragraph-properties fo:text-align="start" style:justify-single-word="false"/>
      <style:text-properties style:font-name="Andale Mono" officeooo:rsid="0057c58f" officeooo:paragraph-rsid="0057c58f"/>
    </style:style>
    <style:style style:name="P116" style:family="paragraph" style:parent-style-name="Standard" style:list-style-name="L14">
      <style:paragraph-properties fo:text-align="start" style:justify-single-word="false"/>
      <style:text-properties style:font-name="Andale Mono" officeooo:rsid="004ba0fe" officeooo:paragraph-rsid="004ba0fe"/>
    </style:style>
    <style:style style:name="P117" style:family="paragraph" style:parent-style-name="Standard" style:list-style-name="L16">
      <style:paragraph-properties fo:text-align="justify" style:justify-single-word="false"/>
      <style:text-properties style:font-name="Andale Mono" officeooo:rsid="00804f91" officeooo:paragraph-rsid="00804f91"/>
    </style:style>
    <style:style style:name="P118" style:family="paragraph" style:parent-style-name="Standard" style:list-style-name="L3">
      <style:paragraph-properties fo:text-align="justify" style:justify-single-word="false"/>
      <style:text-properties officeooo:rsid="0020ceb1" officeooo:paragraph-rsid="005f7015"/>
    </style:style>
    <style:style style:name="P119" style:family="paragraph" style:parent-style-name="Standard" style:list-style-name="L3">
      <style:paragraph-properties fo:text-align="justify" style:justify-single-word="false"/>
      <style:text-properties officeooo:rsid="0020ceb1" officeooo:paragraph-rsid="0020ceb1"/>
    </style:style>
    <style:style style:name="P120" style:family="paragraph" style:parent-style-name="Standard">
      <style:paragraph-properties fo:text-align="justify" style:justify-single-word="false"/>
      <style:text-properties fo:color="#2a6099" fo:font-size="13pt" fo:font-weight="bold" officeooo:rsid="008b53c3" officeooo:paragraph-rsid="0026a1fa" style:font-size-asian="13pt" style:font-weight-asian="bold" style:font-size-complex="13pt" style:font-weight-complex="bold"/>
    </style:style>
    <style:style style:name="P121" style:family="paragraph" style:parent-style-name="Standard" style:list-style-name="L4">
      <style:paragraph-properties fo:text-align="justify" style:justify-single-word="false"/>
      <style:text-properties officeooo:rsid="0026a1fa" officeooo:paragraph-rsid="0026c27d"/>
    </style:style>
    <style:style style:name="P122" style:family="paragraph" style:parent-style-name="Standard" style:list-style-name="L4">
      <style:paragraph-properties fo:text-align="start" style:justify-single-word="false"/>
      <style:text-properties officeooo:paragraph-rsid="0073460b"/>
    </style:style>
    <style:style style:name="P123" style:family="paragraph" style:parent-style-name="Standard" style:list-style-name="L5">
      <style:paragraph-properties fo:text-align="start" style:justify-single-word="false"/>
      <style:text-properties officeooo:paragraph-rsid="0076f86b"/>
    </style:style>
    <style:style style:name="P124" style:family="paragraph" style:parent-style-name="Standard" style:list-style-name="L14">
      <style:paragraph-properties fo:text-align="start" style:justify-single-word="false"/>
      <style:text-properties officeooo:paragraph-rsid="004ba0fe"/>
    </style:style>
    <style:style style:name="P125" style:family="paragraph" style:parent-style-name="Standard" style:list-style-name="L6">
      <style:paragraph-properties fo:text-align="justify" style:justify-single-word="false"/>
      <style:text-properties officeooo:rsid="0026c27d" officeooo:paragraph-rsid="0026c27d"/>
    </style:style>
    <style:style style:name="P126" style:family="paragraph" style:parent-style-name="Standard" style:list-style-name="L6">
      <style:paragraph-properties fo:text-align="justify" style:justify-single-word="false"/>
      <style:text-properties officeooo:rsid="0026c27d" officeooo:paragraph-rsid="0073460b"/>
    </style:style>
    <style:style style:name="P127" style:family="paragraph" style:parent-style-name="Standard" style:list-style-name="L7">
      <style:paragraph-properties fo:text-align="justify" style:justify-single-word="false"/>
      <style:text-properties style:font-name="Liberation Serif" officeooo:rsid="002b2657" officeooo:paragraph-rsid="002b2657"/>
    </style:style>
    <style:style style:name="P128" style:family="paragraph" style:parent-style-name="Standard" style:list-style-name="L10">
      <style:paragraph-properties fo:text-align="justify" style:justify-single-word="false"/>
      <style:text-properties style:font-name="Liberation Serif" officeooo:rsid="002b2657" officeooo:paragraph-rsid="0073460b"/>
    </style:style>
    <style:style style:name="P129" style:family="paragraph" style:parent-style-name="Standard" style:list-style-name="L8">
      <style:paragraph-properties fo:text-align="justify" style:justify-single-word="false"/>
      <style:text-properties style:font-name="Liberation Serif" officeooo:rsid="00650160" officeooo:paragraph-rsid="00650160"/>
    </style:style>
    <style:style style:name="P130" style:family="paragraph" style:parent-style-name="Standard" style:list-style-name="L8">
      <style:paragraph-properties fo:text-align="justify" style:justify-single-word="false"/>
      <style:text-properties style:font-name="Liberation Serif" fo:font-size="10pt" officeooo:rsid="002c098e" officeooo:paragraph-rsid="002c27cc" style:font-size-asian="10pt" style:font-size-complex="10pt"/>
    </style:style>
    <style:style style:name="P131" style:family="paragraph" style:parent-style-name="Standard" style:list-style-name="L8">
      <style:paragraph-properties fo:text-align="justify" style:justify-single-word="false"/>
      <style:text-properties style:font-name="Liberation Serif" fo:font-size="10pt" officeooo:rsid="007a3cce" officeooo:paragraph-rsid="007a3cce" style:font-size-asian="10pt" style:font-size-complex="10pt"/>
    </style:style>
    <style:style style:name="P132" style:family="paragraph" style:parent-style-name="Standard" style:list-style-name="L9">
      <style:paragraph-properties fo:text-align="justify" style:justify-single-word="false"/>
      <style:text-properties style:font-name="Liberation Serif" officeooo:rsid="0030925d" officeooo:paragraph-rsid="004e4db3"/>
    </style:style>
    <style:style style:name="P133" style:family="paragraph" style:parent-style-name="Standard" style:list-style-name="L14">
      <style:paragraph-properties fo:text-align="justify" style:justify-single-word="false"/>
      <style:text-properties style:font-name="Liberation Serif" officeooo:rsid="0057c58f" officeooo:paragraph-rsid="0057c58f"/>
    </style:style>
    <style:style style:name="P134" style:family="paragraph" style:parent-style-name="Standard" style:list-style-name="L14">
      <style:paragraph-properties fo:text-align="justify" style:justify-single-word="false"/>
      <style:text-properties style:font-name="Liberation Serif" officeooo:rsid="0057c58f" officeooo:paragraph-rsid="00727e77"/>
    </style:style>
    <style:style style:name="P135" style:family="paragraph" style:parent-style-name="Standard" style:list-style-name="L14">
      <style:paragraph-properties fo:text-align="start" style:justify-single-word="false"/>
      <style:text-properties style:font-name="Liberation Serif" officeooo:rsid="0057c58f" officeooo:paragraph-rsid="0057c58f"/>
    </style:style>
    <style:style style:name="P136" style:family="paragraph" style:parent-style-name="Standard" style:list-style-name="L14">
      <style:paragraph-properties fo:text-align="justify" style:justify-single-word="false"/>
      <style:text-properties style:font-name="Liberation Serif" officeooo:rsid="0041d0ae" officeooo:paragraph-rsid="0057c58f"/>
    </style:style>
    <style:style style:name="P137" style:family="paragraph" style:parent-style-name="Standard" style:list-style-name="L14">
      <style:paragraph-properties fo:text-align="justify" style:justify-single-word="false"/>
      <style:text-properties style:font-name="Liberation Serif" officeooo:rsid="0041d0ae" officeooo:paragraph-rsid="0041d0ae"/>
    </style:style>
    <style:style style:name="P138" style:family="paragraph" style:parent-style-name="Standard" style:list-style-name="L14">
      <style:paragraph-properties fo:text-align="start" style:justify-single-word="false"/>
      <style:text-properties style:font-name="Liberation Serif" officeooo:rsid="004ba0fe" officeooo:paragraph-rsid="0057c58f"/>
    </style:style>
    <style:style style:name="P139" style:family="paragraph" style:parent-style-name="Standard" style:list-style-name="L14">
      <style:paragraph-properties fo:text-align="justify" style:justify-single-word="false"/>
      <style:text-properties style:font-name="Liberation Serif" officeooo:rsid="004ba0fe" officeooo:paragraph-rsid="004ba0fe"/>
    </style:style>
    <style:style style:name="P140" style:family="paragraph" style:parent-style-name="Standard" style:list-style-name="L14">
      <style:paragraph-properties fo:text-align="justify" style:justify-single-word="false"/>
      <style:text-properties style:font-name="Liberation Serif" officeooo:rsid="007cd311" officeooo:paragraph-rsid="007cd311"/>
    </style:style>
    <style:style style:name="P141" style:family="paragraph" style:parent-style-name="Standard" style:list-style-name="L16">
      <style:paragraph-properties fo:text-align="justify" style:justify-single-word="false"/>
      <style:text-properties style:font-name="Liberation Serif" officeooo:rsid="00804f91" officeooo:paragraph-rsid="00804f91"/>
    </style:style>
    <style:style style:name="P142" style:family="paragraph" style:parent-style-name="Standard" style:list-style-name="L13">
      <style:paragraph-properties fo:text-align="start" style:justify-single-word="false"/>
      <style:text-properties style:font-name="Andale mono" officeooo:rsid="006f30b6" officeooo:paragraph-rsid="006f30b6"/>
    </style:style>
    <style:style style:name="P143" style:family="paragraph" style:parent-style-name="Standard" style:list-style-name="L15">
      <style:paragraph-properties fo:text-align="justify" style:justify-single-word="false"/>
      <style:text-properties style:font-name="Andale mono" officeooo:rsid="007f7eb8" officeooo:paragraph-rsid="007f7eb8"/>
    </style:style>
    <style:style style:name="P144" style:family="paragraph" style:parent-style-name="Standard" style:list-style-name="L14">
      <style:paragraph-properties fo:text-align="start" style:justify-single-word="false"/>
      <style:text-properties style:font-name="Andale mono" officeooo:rsid="0070853d" officeooo:paragraph-rsid="0070853d"/>
    </style:style>
    <style:style style:name="P145" style:family="paragraph" style:parent-style-name="Standard" style:list-style-name="L14">
      <style:paragraph-properties fo:text-align="start" style:justify-single-word="false"/>
      <style:text-properties fo:color="#000000" style:font-name="Andale mono" fo:font-size="12pt" fo:font-style="normal" fo:font-weight="normal" officeooo:rsid="006f30b6" officeooo:paragraph-rsid="006f30b6" style:font-size-asian="12pt" style:font-style-asian="normal" style:font-weight-asian="normal" style:font-size-complex="12pt"/>
    </style:style>
    <style:style style:name="P146" style:family="paragraph" style:parent-style-name="Standard" style:list-style-name="L15">
      <style:paragraph-properties fo:text-align="justify" style:justify-single-word="false"/>
      <style:text-properties fo:color="#000000" style:font-name="Andale Mono" fo:font-size="12pt" fo:font-style="normal" fo:font-weight="normal" officeooo:rsid="00727e77" officeooo:paragraph-rsid="006f30b6" style:font-size-asian="12pt" style:font-style-asian="normal" style:font-weight-asian="normal" style:font-size-complex="12pt"/>
    </style:style>
    <style:style style:name="P147" style:family="paragraph" style:parent-style-name="Standard">
      <style:paragraph-properties fo:text-align="center" style:justify-single-word="false"/>
      <style:text-properties fo:color="#ce181e" fo:font-size="15pt" style:text-underline-style="solid" style:text-underline-width="auto" style:text-underline-color="font-color" fo:font-weight="bold" officeooo:rsid="0014f5bb" officeooo:paragraph-rsid="008827ba" style:font-size-asian="15pt" style:font-weight-asian="bold" style:font-size-complex="15pt" style:font-weight-complex="bold"/>
    </style:style>
    <style:style style:name="P148" style:family="paragraph" style:parent-style-name="Standard" style:list-style-name="L12">
      <style:paragraph-properties fo:margin-top="0cm" fo:margin-bottom="0cm" loext:contextual-spacing="false" fo:text-align="start" style:justify-single-word="false"/>
      <style:text-properties officeooo:rsid="00352ad7" officeooo:paragraph-rsid="00727e77"/>
    </style:style>
    <style:style style:name="P149"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27e77"/>
    </style:style>
    <style:style style:name="P150" style:family="paragraph" style:parent-style-name="Standard" style:list-style-name="L12">
      <style:paragraph-properties fo:margin-top="0cm" fo:margin-bottom="0cm" loext:contextual-spacing="false" fo:text-align="start" style:justify-single-word="false"/>
      <style:text-properties style:font-name="Andale Mono" officeooo:rsid="00352ad7" officeooo:paragraph-rsid="00750202"/>
    </style:style>
    <style:style style:name="P151" style:family="paragraph" style:parent-style-name="Standard" style:list-style-name="L12">
      <style:paragraph-properties fo:margin-top="0cm" fo:margin-bottom="0cm" loext:contextual-spacing="false" fo:text-align="start" style:justify-single-word="false"/>
      <style:text-properties style:font-name="Andale Mono" fo:font-style="normal" officeooo:rsid="006eb1a7" officeooo:paragraph-rsid="00727e77" style:font-style-asian="normal" style:font-style-complex="normal"/>
    </style:style>
    <style:style style:name="P152" style:family="paragraph" style:parent-style-name="Standard" style:list-style-name="L12">
      <style:paragraph-properties fo:margin-top="0cm" fo:margin-bottom="0cm" loext:contextual-spacing="false" fo:text-align="start" style:justify-single-word="false"/>
      <style:text-properties style:font-name="Andale Mono" officeooo:rsid="007e8d52" officeooo:paragraph-rsid="007e8d52"/>
    </style:style>
    <style:style style:name="P153" style:family="paragraph" style:parent-style-name="Standard" style:list-style-name="L12">
      <style:paragraph-properties fo:margin-top="0cm" fo:margin-bottom="0cm" loext:contextual-spacing="false" fo:text-align="start" style:justify-single-word="false"/>
      <style:text-properties style:font-name="Liberation Serif" officeooo:rsid="006eb1a7" officeooo:paragraph-rsid="00727e77"/>
    </style:style>
    <style:style style:name="P154"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6eb1a7" officeooo:paragraph-rsid="00727e77" style:font-style-asian="normal" style:font-style-complex="normal"/>
    </style:style>
    <style:style style:name="P155" style:family="paragraph" style:parent-style-name="Standard" style:list-style-name="L12">
      <style:paragraph-properties fo:margin-top="0cm" fo:margin-bottom="0cm" loext:contextual-spacing="false" fo:text-align="start" style:justify-single-word="false"/>
      <style:text-properties style:font-name="Liberation Serif" fo:font-style="normal" officeooo:rsid="007e8d52" officeooo:paragraph-rsid="007e8d52" style:font-style-asian="normal" style:font-style-complex="normal"/>
    </style:style>
    <style:style style:name="P156" style:family="paragraph" style:parent-style-name="Standard" style:list-style-name="L12">
      <style:paragraph-properties fo:margin-top="0cm" fo:margin-bottom="0cm" loext:contextual-spacing="false" fo:text-align="start" style:justify-single-word="false"/>
      <style:text-properties style:font-name="Andale mono" officeooo:paragraph-rsid="00727e77"/>
    </style:style>
    <style:style style:name="P157" style:family="paragraph" style:parent-style-name="Standard" style:list-style-name="L12">
      <style:paragraph-properties fo:margin-top="0cm" fo:margin-bottom="0cm" loext:contextual-spacing="false" fo:text-align="start" style:justify-single-word="false"/>
      <style:text-properties style:font-name="Andale mono" officeooo:rsid="006eb1a7" officeooo:paragraph-rsid="00727e77"/>
    </style:style>
    <style:style style:name="P158" style:family="paragraph" style:parent-style-name="Standard" style:list-style-name="L12">
      <style:paragraph-properties fo:margin-top="0cm" fo:margin-bottom="0cm" loext:contextual-spacing="false" fo:text-align="start" style:justify-single-word="false"/>
      <style:text-properties style:font-name="Andale mono" officeooo:rsid="006f30b6" officeooo:paragraph-rsid="00727e77"/>
    </style:style>
    <style:style style:name="P159" style:family="paragraph" style:parent-style-name="Text_20_body" style:list-style-name="L3">
      <style:paragraph-properties fo:text-align="justify" style:justify-single-word="false"/>
    </style:style>
    <style:style style:name="P160" style:family="paragraph" style:parent-style-name="Text_20_body" style:list-style-name="L11">
      <style:paragraph-properties fo:margin-top="0cm" fo:margin-bottom="0cm" loext:contextual-spacing="false" fo:text-align="justify" style:justify-single-word="false"/>
      <style:text-properties officeooo:rsid="003570c2" officeooo:paragraph-rsid="003570c2"/>
    </style:style>
    <style:style style:name="P161" style:family="paragraph" style:parent-style-name="Text_20_body" style:list-style-name="L11">
      <style:paragraph-properties fo:margin-top="0cm" fo:margin-bottom="0cm" loext:contextual-spacing="false" fo:text-align="justify" style:justify-single-word="false"/>
    </style:style>
    <style:style style:name="P162" style:family="paragraph" style:parent-style-name="Text_20_body" style:list-style-name="L12">
      <style:paragraph-properties fo:margin-top="0cm" fo:margin-bottom="0cm" loext:contextual-spacing="false" fo:text-align="justify" style:justify-single-word="false"/>
      <style:text-properties officeooo:rsid="003795cf" officeooo:paragraph-rsid="003795cf"/>
    </style:style>
    <style:style style:name="T1" style:family="text">
      <style:text-properties fo:font-style="italic" style:font-style-asian="italic" style:font-style-complex="italic"/>
    </style:style>
    <style:style style:name="T2" style:family="text">
      <style:text-properties fo:font-style="italic" officeooo:rsid="005b8b3a" style:font-style-asian="italic" style:font-style-complex="italic"/>
    </style:style>
    <style:style style:name="T3" style:family="text">
      <style:text-properties fo:font-style="italic" officeooo:rsid="0018afbc" style:font-style-asian="italic" style:font-style-complex="italic"/>
    </style:style>
    <style:style style:name="T4" style:family="text">
      <style:text-properties fo:font-style="italic" officeooo:rsid="001b48bb" style:font-style-asian="italic" style:font-style-complex="italic"/>
    </style:style>
    <style:style style:name="T5" style:family="text">
      <style:text-properties fo:font-style="italic" officeooo:rsid="0026a1fa"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normal" officeooo:rsid="003da4e0"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officeooo:rsid="001b48bb"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da4e0"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1b48bb" style:font-weight-asian="bold" style:font-weight-complex="bold"/>
    </style:style>
    <style:style style:name="T13" style:family="text">
      <style:text-properties fo:font-weight="bold" officeooo:rsid="0026a1fa"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7013d"/>
    </style:style>
    <style:style style:name="T16" style:family="text">
      <style:text-properties style:text-underline-style="solid" style:text-underline-width="auto" style:text-underline-color="font-color" officeooo:rsid="0018afbc"/>
    </style:style>
    <style:style style:name="T17" style:family="text">
      <style:text-properties style:text-underline-style="solid" style:text-underline-width="auto" style:text-underline-color="font-color" officeooo:rsid="005da57b"/>
    </style:style>
    <style:style style:name="T18" style:family="text">
      <style:text-properties style:text-underline-style="solid" style:text-underline-width="auto" style:text-underline-color="font-color" officeooo:rsid="00774633"/>
    </style:style>
    <style:style style:name="T19" style:family="text">
      <style:text-properties style:text-position="super 58%" fo:font-style="italic" officeooo:rsid="001b48bb" style:font-style-asian="italic" style:font-style-complex="italic"/>
    </style:style>
    <style:style style:name="T20" style:family="text">
      <style:text-properties style:font-name="Andale Mono"/>
    </style:style>
    <style:style style:name="T21" style:family="text">
      <style:text-properties style:font-name="Andale Mono" officeooo:rsid="0026a1fa"/>
    </style:style>
    <style:style style:name="T22" style:family="text">
      <style:text-properties style:font-name="Andale Mono" officeooo:rsid="0026c27d"/>
    </style:style>
    <style:style style:name="T23" style:family="text">
      <style:text-properties style:font-name="Andale Mono" officeooo:rsid="002c098e"/>
    </style:style>
    <style:style style:name="T24" style:family="text">
      <style:text-properties style:font-name="Andale Mono" officeooo:rsid="00750202"/>
    </style:style>
    <style:style style:name="T25" style:family="text">
      <style:text-properties style:font-name="Andale Mono" officeooo:rsid="0076f86b"/>
    </style:style>
    <style:style style:name="T26" style:family="text">
      <style:text-properties officeooo:rsid="0026a1fa"/>
    </style:style>
    <style:style style:name="T27" style:family="text">
      <style:text-properties officeooo:rsid="003570c2"/>
    </style:style>
    <style:style style:name="T28" style:family="text">
      <style:text-properties officeooo:rsid="00378689"/>
    </style:style>
    <style:style style:name="T29" style:family="text">
      <style:text-properties officeooo:rsid="003a688d"/>
    </style:style>
    <style:style style:name="T30" style:family="text">
      <style:text-properties officeooo:rsid="004a5c99"/>
    </style:style>
    <style:style style:name="T31" style:family="text">
      <style:text-properties officeooo:rsid="004d5bf5"/>
    </style:style>
    <style:style style:name="T32" style:family="text">
      <style:text-properties officeooo:rsid="004e4db3"/>
    </style:style>
    <style:style style:name="T33" style:family="text">
      <style:text-properties officeooo:rsid="0050a822"/>
    </style:style>
    <style:style style:name="T34" style:family="text">
      <style:text-properties officeooo:rsid="005ae895"/>
    </style:style>
    <style:style style:name="T35" style:family="text">
      <style:text-properties officeooo:rsid="00162141"/>
    </style:style>
    <style:style style:name="T36" style:family="text">
      <style:text-properties officeooo:rsid="0017013d"/>
    </style:style>
    <style:style style:name="T37" style:family="text">
      <style:text-properties officeooo:rsid="005b8b3a"/>
    </style:style>
    <style:style style:name="T38" style:family="text">
      <style:text-properties officeooo:rsid="0018afbc"/>
    </style:style>
    <style:style style:name="T39" style:family="text">
      <style:text-properties fo:font-style="normal" style:font-style-asian="normal" style:font-style-complex="normal"/>
    </style:style>
    <style:style style:name="T40" style:family="text">
      <style:text-properties fo:font-style="normal" officeooo:rsid="005b8b3a" style:font-style-asian="normal" style:font-style-complex="normal"/>
    </style:style>
    <style:style style:name="T41" style:family="text">
      <style:text-properties fo:font-style="normal" officeooo:rsid="001b48bb" style:font-style-asian="normal" style:font-style-complex="normal"/>
    </style:style>
    <style:style style:name="T42" style:family="text">
      <style:text-properties fo:font-style="normal" officeooo:rsid="005f7015" style:font-style-asian="normal" style:font-style-complex="normal"/>
    </style:style>
    <style:style style:name="T43" style:family="text">
      <style:text-properties fo:font-style="normal" officeooo:rsid="00727e77" style:font-style-asian="normal" style:font-style-complex="normal"/>
    </style:style>
    <style:style style:name="T44" style:family="text">
      <style:text-properties fo:font-style="normal" officeooo:rsid="00750202" style:font-style-asian="normal" style:font-style-complex="normal"/>
    </style:style>
    <style:style style:name="T45" style:family="text">
      <style:text-properties fo:font-style="normal" fo:font-weight="bold" officeooo:rsid="00162141" style:font-style-asian="normal" style:font-weight-asian="bold" style:font-style-complex="normal" style:font-weight-complex="bold"/>
    </style:style>
    <style:style style:name="T46" style:family="text">
      <style:text-properties fo:font-style="normal" style:text-underline-style="none" officeooo:rsid="005f7015" style:font-style-asian="normal" style:font-style-complex="normal"/>
    </style:style>
    <style:style style:name="T47" style:family="text">
      <style:text-properties fo:font-style="normal" style:text-underline-style="none" officeooo:rsid="001b48bb" style:font-style-asian="normal" style:font-style-complex="normal"/>
    </style:style>
    <style:style style:name="T48" style:family="text">
      <style:text-properties fo:font-variant="normal" fo:text-transform="none" fo:color="#333333" style:font-name="Liberation Serif" fo:font-size="12pt" fo:letter-spacing="normal" fo:font-style="normal" fo:font-weight="normal"/>
    </style:style>
    <style:style style:name="T49" style:family="text">
      <style:text-properties fo:font-variant="normal" fo:text-transform="none" fo:color="#333333" style:font-name="Liberation Serif" fo:font-size="12pt" fo:letter-spacing="normal" fo:font-style="normal" fo:font-weight="normal" officeooo:rsid="005c9152"/>
    </style:style>
    <style:style style:name="T50" style:family="text">
      <style:text-properties fo:color="#2a6099" fo:font-weight="bold" style:font-weight-asian="bold" style:font-weight-complex="bold"/>
    </style:style>
    <style:style style:name="T51" style:family="text">
      <style:text-properties fo:color="#2a6099" fo:font-weight="bold" officeooo:rsid="00162141" style:font-weight-asian="bold" style:font-weight-complex="bold"/>
    </style:style>
    <style:style style:name="T52" style:family="text">
      <style:text-properties fo:color="#2a6099" fo:font-weight="bold" officeooo:rsid="0017013d" style:font-weight-asian="bold" style:font-weight-complex="bold"/>
    </style:style>
    <style:style style:name="T53" style:family="text">
      <style:text-properties fo:color="#2a6099" fo:font-weight="bold" officeooo:rsid="0018afbc" style:font-weight-asian="bold" style:font-weight-complex="bold"/>
    </style:style>
    <style:style style:name="T54" style:family="text">
      <style:text-properties officeooo:rsid="005da57b"/>
    </style:style>
    <style:style style:name="T55" style:family="text">
      <style:text-properties officeooo:rsid="001b48bb"/>
    </style:style>
    <style:style style:name="T56" style:family="text">
      <style:text-properties officeooo:rsid="005f7015"/>
    </style:style>
    <style:style style:name="T57" style:family="text">
      <style:text-properties officeooo:rsid="00600c1e"/>
    </style:style>
    <style:style style:name="T58" style:family="text">
      <style:text-properties fo:color="#c9211e" fo:font-size="15pt" fo:font-weight="bold" officeooo:rsid="00600c1e" style:font-size-asian="15pt" style:font-weight-asian="bold" style:font-size-complex="15pt" style:font-weight-complex="bold"/>
    </style:style>
    <style:style style:name="T59" style:family="text">
      <style:text-properties fo:color="#c9211e" fo:font-size="15pt" fo:font-weight="bold" officeooo:rsid="0026a1fa" style:font-size-asian="15pt" style:font-weight-asian="bold" style:font-size-complex="15pt" style:font-weight-complex="bold"/>
    </style:style>
    <style:style style:name="T60" style:family="text">
      <style:text-properties style:font-name="Liberation Serif"/>
    </style:style>
    <style:style style:name="T61" style:family="text">
      <style:text-properties style:font-name="Liberation Serif" officeooo:rsid="0063f692"/>
    </style:style>
    <style:style style:name="T62" style:family="text">
      <style:text-properties style:font-name="Liberation Serif" officeooo:rsid="00650160"/>
    </style:style>
    <style:style style:name="T63" style:family="text">
      <style:text-properties style:font-name="Liberation Serif" fo:font-style="italic" officeooo:rsid="00650160" style:font-style-asian="italic" style:font-style-complex="italic"/>
    </style:style>
    <style:style style:name="T64" style:family="text">
      <style:text-properties style:font-name="Liberation Serif" fo:font-style="italic" officeooo:rsid="0031a81c" style:font-style-asian="italic" style:font-style-complex="italic"/>
    </style:style>
    <style:style style:name="T65" style:family="text">
      <style:text-properties style:font-name="Liberation Serif" fo:font-style="italic" officeooo:rsid="006eb1a7" style:font-style-asian="italic" style:font-style-complex="italic"/>
    </style:style>
    <style:style style:name="T66" style:family="text">
      <style:text-properties style:font-name="Liberation Serif" fo:font-style="italic" officeooo:rsid="0070853d" style:font-style-asian="italic" style:font-style-complex="italic"/>
    </style:style>
    <style:style style:name="T67" style:family="text">
      <style:text-properties style:font-name="Liberation Serif" fo:font-style="italic" fo:font-weight="normal" officeooo:rsid="0063f692" style:font-style-asian="italic" style:font-weight-asian="normal" style:font-style-complex="italic" style:font-weight-complex="normal"/>
    </style:style>
    <style:style style:name="T68" style:family="text">
      <style:text-properties style:font-name="Liberation Serif" officeooo:rsid="0029e276"/>
    </style:style>
    <style:style style:name="T69" style:family="text">
      <style:text-properties style:font-name="Liberation Serif" fo:font-weight="bold" officeooo:rsid="0063f692" style:font-weight-asian="bold" style:font-weight-complex="bold"/>
    </style:style>
    <style:style style:name="T70" style:family="text">
      <style:text-properties style:font-name="Liberation Serif" fo:font-weight="bold" officeooo:rsid="0070853d" style:font-weight-asian="bold" style:font-weight-complex="bold"/>
    </style:style>
    <style:style style:name="T71" style:family="text">
      <style:text-properties style:font-name="Liberation Serif" fo:font-weight="bold" officeooo:rsid="0029e276" style:font-weight-asian="bold" style:font-weight-complex="bold"/>
    </style:style>
    <style:style style:name="T72" style:family="text">
      <style:text-properties style:font-name="Liberation Serif" fo:font-weight="bold" officeooo:rsid="007f7eb8" style:font-weight-asian="bold" style:font-weight-complex="bold"/>
    </style:style>
    <style:style style:name="T73" style:family="text">
      <style:text-properties style:font-name="Liberation Serif" fo:font-weight="normal" officeooo:rsid="0063f692" style:font-weight-asian="normal" style:font-weight-complex="normal"/>
    </style:style>
    <style:style style:name="T74" style:family="text">
      <style:text-properties style:font-name="Liberation Serif" fo:font-weight="normal" officeooo:rsid="007f7eb8" style:font-weight-asian="normal" style:font-weight-complex="normal"/>
    </style:style>
    <style:style style:name="T75" style:family="text">
      <style:text-properties style:font-name="Liberation Serif" fo:font-style="normal" fo:font-weight="normal" officeooo:rsid="0063f692" style:font-style-asian="normal" style:font-weight-asian="normal" style:font-style-complex="normal" style:font-weight-complex="normal"/>
    </style:style>
    <style:style style:name="T76" style:family="text">
      <style:text-properties style:font-name="Liberation Serif" fo:font-style="normal" style:font-style-asian="normal" style:font-style-complex="normal"/>
    </style:style>
    <style:style style:name="T77" style:family="text">
      <style:text-properties style:font-name="Liberation Serif" fo:font-style="normal" officeooo:rsid="006d6d4d" style:font-style-asian="normal" style:font-style-complex="normal"/>
    </style:style>
    <style:style style:name="T78" style:family="text">
      <style:text-properties style:font-name="Liberation Serif" fo:font-style="normal" officeooo:rsid="006eb1a7" style:font-style-asian="normal" style:font-style-complex="normal"/>
    </style:style>
    <style:style style:name="T79" style:family="text">
      <style:text-properties style:font-name="Liberation Serif" fo:font-style="normal" officeooo:rsid="0070853d" style:font-style-asian="normal" style:font-style-complex="normal"/>
    </style:style>
    <style:style style:name="T80" style:family="text">
      <style:text-properties style:font-name="Liberation Serif" fo:font-style="normal" officeooo:rsid="00727e77" style:font-style-asian="normal" style:font-style-complex="normal"/>
    </style:style>
    <style:style style:name="T81" style:family="text">
      <style:text-properties style:font-name="Liberation Serif" fo:font-style="normal" officeooo:rsid="00750202" style:font-style-asian="normal" style:font-style-complex="normal"/>
    </style:style>
    <style:style style:name="T82" style:family="text">
      <style:text-properties style:font-name="Liberation Serif" fo:font-style="normal" officeooo:rsid="0076f86b" style:font-style-asian="normal" style:font-style-complex="normal"/>
    </style:style>
    <style:style style:name="T83" style:family="text">
      <style:text-properties style:font-name="Liberation Serif" officeooo:rsid="002b2657"/>
    </style:style>
    <style:style style:name="T84" style:family="text">
      <style:text-properties style:font-name="Liberation Serif" officeooo:rsid="002c098e"/>
    </style:style>
    <style:style style:name="T85" style:family="text">
      <style:text-properties style:font-name="Liberation Serif" officeooo:rsid="002b86a1"/>
    </style:style>
    <style:style style:name="T86" style:family="text">
      <style:text-properties style:font-name="Liberation Serif" officeooo:rsid="002c27cc"/>
    </style:style>
    <style:style style:name="T87" style:family="text">
      <style:text-properties style:font-name="Liberation Serif" officeooo:rsid="0031a81c"/>
    </style:style>
    <style:style style:name="T88" style:family="text">
      <style:text-properties style:font-name="Liberation Serif" officeooo:rsid="0066f6b0"/>
    </style:style>
    <style:style style:name="T89" style:family="text">
      <style:text-properties style:font-name="Liberation Serif" officeooo:rsid="006d6d4d"/>
    </style:style>
    <style:style style:name="T90" style:family="text">
      <style:text-properties style:font-name="Liberation Serif" officeooo:rsid="0026a1fa"/>
    </style:style>
    <style:style style:name="T91" style:family="text">
      <style:text-properties style:font-name="Liberation Serif" officeooo:rsid="006eb1a7"/>
    </style:style>
    <style:style style:name="T92" style:family="text">
      <style:text-properties style:font-name="Liberation Serif" officeooo:rsid="0070853d"/>
    </style:style>
    <style:style style:name="T93" style:family="text">
      <style:text-properties style:font-name="Liberation Serif" officeooo:rsid="0041d0ae"/>
    </style:style>
    <style:style style:name="T94" style:family="text">
      <style:text-properties style:font-name="Liberation Serif" officeooo:rsid="004ba0fe"/>
    </style:style>
    <style:style style:name="T95" style:family="text">
      <style:text-properties style:font-name="Liberation Serif" officeooo:rsid="00727e77"/>
    </style:style>
    <style:style style:name="T96" style:family="text">
      <style:text-properties style:font-name="Liberation Serif" officeooo:rsid="00750202"/>
    </style:style>
    <style:style style:name="T97" style:family="text">
      <style:text-properties style:font-name="Liberation Serif" officeooo:rsid="007a3cce"/>
    </style:style>
    <style:style style:name="T98" style:family="text">
      <style:text-properties style:font-name="Liberation Serif" officeooo:rsid="007f7eb8"/>
    </style:style>
    <style:style style:name="T99" style:family="text">
      <style:text-properties officeooo:rsid="0026c27d"/>
    </style:style>
    <style:style style:name="T100" style:family="text">
      <style:text-properties fo:font-weight="normal" style:font-weight-asian="normal" style:font-weight-complex="normal"/>
    </style:style>
    <style:style style:name="T101" style:family="text">
      <style:text-properties fo:font-weight="normal" officeooo:rsid="003da4e0" style:font-weight-asian="normal" style:font-weight-complex="normal"/>
    </style:style>
    <style:style style:name="T102" style:family="text">
      <style:text-properties officeooo:rsid="00665b29"/>
    </style:style>
    <style:style style:name="T103" style:family="text">
      <style:text-properties officeooo:rsid="0066f6b0"/>
    </style:style>
    <style:style style:name="T104" style:family="text">
      <style:text-properties officeooo:rsid="006b280b"/>
    </style:style>
    <style:style style:name="T105" style:family="text">
      <style:text-properties officeooo:rsid="006cfdd3"/>
    </style:style>
    <style:style style:name="T106" style:family="text">
      <style:text-properties officeooo:rsid="006d6d4d"/>
    </style:style>
    <style:style style:name="T107" style:family="text">
      <style:text-properties officeooo:rsid="006eb1a7"/>
    </style:style>
    <style:style style:name="T108" style:family="text">
      <style:text-properties fo:color="#000000" fo:font-size="12pt" fo:font-style="normal" fo:font-weight="normal" style:font-size-asian="12pt" style:font-style-asian="normal" style:font-weight-asian="normal" style:font-size-complex="12pt"/>
    </style:style>
    <style:style style:name="T109" style:family="text">
      <style:text-properties fo:color="#000000" style:font-name="Andale mono" fo:font-size="12pt" fo:font-style="normal" fo:font-weight="normal" officeooo:rsid="002c098e" style:font-size-asian="12pt" style:font-style-asian="normal" style:font-weight-asian="normal" style:font-size-complex="12pt"/>
    </style:style>
    <style:style style:name="T110" style:family="text">
      <style:text-properties fo:color="#000000" style:font-name="Liberation Serif" fo:font-size="12pt" fo:font-style="normal" fo:font-weight="normal" style:font-size-asian="12pt" style:font-style-asian="normal" style:font-weight-asian="normal" style:font-size-complex="12pt"/>
    </style:style>
    <style:style style:name="T111" style:family="text">
      <style:text-properties fo:color="#000000" style:font-name="Liberation Serif" fo:font-size="12pt" fo:font-style="normal" fo:font-weight="normal" officeooo:rsid="00727e77" style:font-size-asian="12pt" style:font-style-asian="normal" style:font-weight-asian="normal" style:font-size-complex="12pt"/>
    </style:style>
    <style:style style:name="T112" style:family="text">
      <style:text-properties officeooo:rsid="006f30b6"/>
    </style:style>
    <style:style style:name="T113" style:family="text">
      <style:text-properties officeooo:rsid="0070853d"/>
    </style:style>
    <style:style style:name="T114" style:family="text">
      <style:text-properties officeooo:rsid="00750202"/>
    </style:style>
    <style:style style:name="T115" style:family="text">
      <style:text-properties style:font-name="Andale mono"/>
    </style:style>
    <style:style style:name="T116" style:family="text">
      <style:text-properties style:font-name="Andale mono" officeooo:rsid="00750202"/>
    </style:style>
    <style:style style:name="T117" style:family="text">
      <style:text-properties style:font-name="Andale mono" fo:font-style="normal" officeooo:rsid="00750202" style:font-style-asian="normal" style:font-style-complex="normal"/>
    </style:style>
    <style:style style:name="T118" style:family="text">
      <style:text-properties style:font-name="Andale mono" officeooo:rsid="0026a1fa"/>
    </style:style>
    <style:style style:name="T119" style:family="text">
      <style:text-properties style:font-name="Andale mono" officeooo:rsid="0076f86b"/>
    </style:style>
    <style:style style:name="T120" style:family="text">
      <style:text-properties officeooo:rsid="0076f86b"/>
    </style:style>
    <style:style style:name="T121" style:family="text">
      <style:text-properties fo:color="#a9b7c6" style:font-name="Consolas" fo:font-size="10pt" fo:font-style="normal" fo:font-weight="normal" officeooo:rsid="002c098e" style:font-size-asian="10pt" style:font-style-asian="normal" style:font-weight-asian="normal"/>
    </style:style>
    <style:style style:name="T122" style:family="text">
      <style:text-properties officeooo:rsid="00774633"/>
    </style:style>
    <style:style style:name="T123" style:family="text">
      <style:text-properties officeooo:rsid="008827b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Longobardi Daniele 737547</text:p>
      <text:p text:style-name="P77">Gorini Marco 736888</text:p>
      <text:p text:style-name="P65"/>
      <text:p text:style-name="P65">E<text:span text:style-name="T123">MOTIONAL MAPS</text:span></text:p>
      <text:p text:style-name="P1"/>
      <text:p text:style-name="P44"><text:span text:style-name="T37">Il progetto qui descritto ha lo scopo di calcolare la </text:span><text:span text:style-name="T2">mappa emotiva </text:span><text:span text:style-name="T40">relativa ad una determinata città (nel nostro caso Milano).</text:span></text:p>
      <text:p text:style-name="P51">La mappa è computata sulla base di feedback emotivi, ricevuti dagli utenti, relativi a determinate zone di interesse prestabilite (POI).</text:p>
      <text:p text:style-name="P51">Gli utenti, oltre a fornire i vari feedback possono compiere azioni secondarie come ad esempio: effettuare login/logout o iscriversi/disiscriversi dall’app.</text:p>
      <text:p text:style-name="P44"/>
      <text:p text:style-name="P44"/>
      <text:alphabetical-index text:style-name="Sect1" text:name="Alphabetical Index1">
        <text:alphabetical-index-source text:sort-algorithm="alphanumeric" fo:language="it" fo:country="IT">
          <text:index-title-template text:style-name="Index_20_Heading">Indi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ice</text:p>
          </text:index-title>
          <text:p text:style-name="P75">Considerazioni<text:tab/>4</text:p>
          <text:p text:style-name="P75">Entità<text:tab/>2</text:p>
          <text:p text:style-name="P75">Le entità nel dettaglio<text:tab/>5</text:p>
          <text:p text:style-name="P75">Unità<text:tab/>2</text:p>
        </text:index-body>
      </text:alphabetical-index>
      <text:p text:style-name="P4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
      <text:p text:style-name="P1"/>
      <text:p text:style-name="P1"/>
      <text:p text:style-name="P1"/>
      <text:p text:style-name="P1"><text:soft-page-break/></text:p>
      <text:p text:style-name="P1"/>
      <text:p text:style-name="P1"/>
      <text:p text:style-name="P1"/>
      <text:p text:style-name="P1"/>
      <text:p text:style-name="P1"/>
      <text:p text:style-name="P13"><text:alphabetical-index-mark-start text:id="IMark2157521598184"/>Entità<text:alphabetical-index-mark-end text:id="IMark2157521598184"/>:</text:p>
      <text:p text:style-name="P1"/>
      <text:p text:style-name="P53">Vengono di seguito presentate le entità usate in questo progetto:</text:p>
      <text:p text:style-name="P53"/>
      <text:list xml:id="list3722517543" text:style-name="L1">
        <text:list-item>
          <text:p text:style-name="P79"><text:span text:style-name="T51">Coordinate</text:span><text:span text:style-name="T35">: Entità utilizzata per conservare le coordinate di POI e utenti. </text:span><text:span text:style-name="Strong_20_Emphasis"><text:span text:style-name="T48">È </text:span></text:span><text:span text:style-name="Strong_20_Emphasis"><text:span text:style-name="T49">stata pensata con lo scopo di standardizzare l’acquisizione e l’uso delle coordinate da parte dell’applicativo.</text:span></text:span></text:p>
          <text:p text:style-name="P93"><text:span text:style-name="T122">C</text:span>oordinate <text:span text:style-name="T122">è </text:span>caratterizzat<text:span text:style-name="T122">o </text:span>da:</text:p>
          <text:list>
            <text:list-item>
              <text:list>
                <text:list-item>
                  <text:list>
                    <text:list-item>
                      <text:list>
                        <text:list-item>
                          <text:list>
                            <text:list-item>
                              <text:list>
                                <text:list-item>
                                  <text:list>
                                    <text:list-item>
                                      <text:list>
                                        <text:list-item>
                                          <text:list>
                                            <text:list-item>
                                              <text:p text:style-name="P94">latitudine</text:p>
                                            </text:list-item>
                                            <text:list-item>
                                              <text:p text:style-name="P94">longitudine</text:p>
                                            </text:list-item>
                                          </text:list>
                                        </text:list-item>
                                      </text:list>
                                    </text:list-item>
                                  </text:list>
                                </text:list-item>
                              </text:list>
                            </text:list-item>
                          </text:list>
                        </text:list-item>
                      </text:list>
                    </text:list-item>
                  </text:list>
                </text:list-item>
              </text:list>
            </text:list-item>
          </text:list>
          <text:p text:style-name="P95">All’interno dei package di java è presente una classe chiamata Point, dentro<text:span text:style-name="T20"> java.awt.Point</text:span>, che sfortunatamente non fa al caso nostro per lo svolgimento del progetto.</text:p>
          <text:p text:style-name="P95"/>
          <text:p text:style-name="P80"><text:span text:style-name="T35">L’oggetto è accompagnato da una classe denominata </text:span><text:span text:style-name="T45">CoordinateException</text:span><text:span text:style-name="T35">, per la comunicazione di eccezioni in caso di Coordinate errate o anomalie non gestibili.</text:span></text:p>
        </text:list-item>
      </text:list>
      <text:p text:style-name="P43"/>
      <text:p text:style-name="P43"/>
      <text:list xml:id="list181947320306281" text:continue-numbering="true" text:style-name="L1">
        <text:list-item>
          <text:p text:style-name="P81"><text:span text:style-name="T53">Dati</text:span><text:span text:style-name="T38">: Rappresenta i dati relativi ad un utente, queste informazioni sono di accompagnamento ad ogni emozione inviata dagli utenti.</text:span></text:p>
          <text:p text:style-name="P98">Dati è composta da:</text:p>
          <text:list>
            <text:list-item>
              <text:list>
                <text:list-item>
                  <text:list>
                    <text:list-item>
                      <text:list>
                        <text:list-item>
                          <text:list>
                            <text:list-item>
                              <text:list>
                                <text:list-item>
                                  <text:p text:style-name="P81"><text:span text:style-name="T14">data</text:span>, <text:span text:style-name="T54">utilizzata </text:span>per identificate <text:span text:style-name="T54">l’utilizzo dell’applicativo da parte di un utente</text:span></text:p>
                                </text:list-item>
                                <text:list-item>
                                  <text:p text:style-name="P81"><text:span text:style-name="T17">c</text:span><text:span text:style-name="T16">oordinate</text:span><text:span text:style-name="T38">, utilizzate per identificare la locazione precisa dell’utente</text:span></text:p>
                                </text:list-item>
                                <text:list-item>
                                  <text:p text:style-name="P81"><text:span text:style-name="T17">u</text:span><text:span text:style-name="T16">more</text:span><text:span text:style-name="T38">, utilizzato per indicare lo stato d’animo dell’utente</text:span></text:p>
                                </text:list-item>
                                <text:list-item>
                                  <text:p text:style-name="P98"><text:span text:style-name="T14">login/logout</text:span>, <text:span text:style-name="T54">utilizzato </text:span>per identificare lo stato di accesso</text:p>
                                </text:list-item>
                                <text:list-item>
                                  <text:p text:style-name="P98"><text:span text:style-name="T14">in/out</text:span>, <text:span text:style-name="T54">utilizzato</text:span> per identificare lo stato di iscrizione</text:p>
                                </text:list-item>
                              </text:list>
                            </text:list-item>
                          </text:list>
                        </text:list-item>
                      </text:list>
                    </text:list-item>
                  </text:list>
                </text:list-item>
              </text:list>
            </text:list-item>
          </text:list>
        </text:list-item>
      </text:list>
      <text:p text:style-name="P2"/>
      <text:p text:style-name="P2"/>
      <text:list xml:id="list181948109898271" text:continue-numbering="true" text:style-name="L1">
        <text:list-item>
          <text:p text:style-name="P82"><text:span text:style-name="T52">POI</text:span><text:span text:style-name="T36">: Entità usata per rappresentare i POI di nostro interesse, ogni istanza di questa entità è caratterizzata da:</text:span></text:p>
          <text:list>
            <text:list-item>
              <text:list>
                <text:list-item>
                  <text:list>
                    <text:list-item>
                      <text:list>
                        <text:list-item>
                          <text:list>
                            <text:list-item>
                              <text:p text:style-name="P93"><text:span text:style-name="T14">nome</text:span>,<text:span text:style-name="T34"> proprio del punto di interesse</text:span></text:p>
                            </text:list-item>
                            <text:list-item>
                              <text:p text:style-name="P82"><text:span text:style-name="T18">c</text:span><text:span text:style-name="T15">oordinate</text:span><text:span text:style-name="T36">, utilizzate per identificare univocamente la sua posizione</text:span></text:p>
                            </text:list-item>
                          </text:list>
                        </text:list-item>
                      </text:list>
                    </text:list-item>
                  </text:list>
                </text:list-item>
              </text:list>
            </text:list-item>
          </text:list>
        </text:list-item>
      </text:list>
      <text:list xml:id="list2177249414" text:style-name="L2">
        <text:list-header>
          <text:p text:style-name="P100"/>
          <text:p text:style-name="P100">L’oggetto verrà accompagnato con una classe denominata <text:span text:style-name="T11">POIException</text:span>, per la comunicazione di eccezioni in caso di anomalie non gestibili.</text:p>
        </text:list-header>
      </text:list>
      <text:p text:style-name="P2"/>
      <text:p text:style-name="P2"/>
      <text:list xml:id="list181949293562401" text:continue-list="list181948109898271" text:style-name="L1">
        <text:list-item>
          <text:p text:style-name="P99"><text:span text:style-name="T50">Umore</text:span>: <text:span text:style-name="T54">Questa entità ha lo scopo di rappresentare gli umori che gli utenti possono attribuire ad ogni POI. Naturalmente per ogni umore si avrà una ed una sola istanza di tale entità.</text:span></text:p>
          <text:p text:style-name="P83"><text:soft-page-break/><text:span text:style-name="T38">L’oggetto è di tipo </text:span><text:span text:style-name="T3">Enum</text:span><text:span text:style-name="T38"> poiché è possibile rappresentare ogni emozione con un valore univoco e rendere la gestione molto più fluida e rapida.</text:span></text:p>
          <text:p text:style-name="P99"/>
        </text:list-item>
      </text:list>
      <text:p text:style-name="P3"/>
      <text:p text:style-name="P3"/>
      <text:p text:style-name="P3"/>
      <text:p text:style-name="P14"><text:alphabetical-index-mark-start text:id="IMark2157521593672"/><text:span text:style-name="T29">Unità</text:span><text:alphabetical-index-mark-end text:id="IMark2157521593672"/>:</text:p>
      <text:p text:style-name="P52"/>
      <text:p text:style-name="P19">Le classi presentate in questa sezione sono sprovviste di commenti e documentazione; <text:span text:style-name="T33">sono</text:span> da considerarsi come prototip<text:span text:style-name="T33">i</text:span> di classi.</text:p>
      <text:p text:style-name="P20">Le eccezioni non verranno trattate all’interno del seguente documento, <text:span text:style-name="T33">ma saranno solamente citate</text:span>.</text:p>
      <text:p text:style-name="P20"/>
      <text:p text:style-name="P6"/>
      <text:p text:style-name="P7">class Coordinate{</text:p>
      <text:p text:style-name="P7"><text:tab/>private double longitudine;</text:p>
      <text:p text:style-name="P7"><text:tab/>private double latitudine;</text:p>
      <text:p text:style-name="P7"/>
      <text:p text:style-name="P7"><text:tab/>public Coordinate(double _latitudine ,double _longitudine);</text:p>
      <text:p text:style-name="P7"><text:tab/>public Coordinate(String _coordinate);</text:p>
      <text:p text:style-name="P7"><text:tab/>public void setLatitudine(double _latitudine);</text:p>
      <text:p text:style-name="P7"><text:tab/>public double getLatitudine();</text:p>
      <text:p text:style-name="P7"><text:tab/>public void setLongitudine(double _longitudine);</text:p>
      <text:p text:style-name="P7"><text:tab/>public double getLongitudine();</text:p>
      <text:p text:style-name="P7"><text:tab/>public double getDistanza(Coordinate _c);</text:p>
      <text:p text:style-name="P7"><text:tab/>public String toString();</text:p>
      <text:p text:style-name="P7">}</text:p>
      <text:p text:style-name="P6"/>
      <text:p text:style-name="P6">class POI{</text:p>
      <text:p text:style-name="P6"><text:tab/>public Coordinate coord;</text:p>
      <text:p text:style-name="P6"><text:tab/>String nome;</text:p>
      <text:p text:style-name="P6"/>
      <text:p text:style-name="P6"><text:tab/>public POI(String _nome, Coordinate _coord);</text:p>
      <text:p text:style-name="P6"><text:tab/>public POI(String _info);</text:p>
      <text:p text:style-name="P6"><text:tab/>public void setNome(String _nome);</text:p>
      <text:p text:style-name="P6"><text:tab/>public String getNome();</text:p>
      <text:p text:style-name="P6"><text:tab/>public Coordinate getCoordinate();</text:p>
      <text:p text:style-name="P6"><text:tab/>public static LinkedList&lt;POI&gt; caricaPOI(String _file);</text:p>
      <text:p text:style-name="P6"><text:tab/>public String toString();</text:p>
      <text:p text:style-name="P6">}</text:p>
      <text:p text:style-name="P6"/>
      <text:p text:style-name="P6">public enum Umore {</text:p>
      <text:p text:style-name="P6"><text:tab/>A ("ARRABBIATO"),</text:p>
      <text:p text:style-name="P6"><text:tab/>F ("FELICE"),</text:p>
      <text:p text:style-name="P6"><text:tab/>S ("SORPRESO"),</text:p>
      <text:p text:style-name="P6"><text:tab/>T ("TRISTE"),</text:p>
      <text:p text:style-name="P6"><text:soft-page-break/><text:tab/>N ("NEUTRO");</text:p>
      <text:p text:style-name="P6">}</text:p>
      <text:p text:style-name="P6"/>
      <text:p text:style-name="P8">class Dati{</text:p>
      <text:p text:style-name="P8"><text:tab/>private boolean inout;</text:p>
      <text:p text:style-name="P8"><text:tab/>private boolean loginlogout;</text:p>
      <text:p text:style-name="P8"><text:tab/>private Date data;</text:p>
      <text:p text:style-name="P8"><text:tab/>public Coordinate c;</text:p>
      <text:p text:style-name="P8"><text:tab/>public Umore u;</text:p>
      <text:p text:style-name="P8"/>
      <text:p text:style-name="P8"><text:tab/>public Dati(String inout, String loginlogout, String data, Umore u, Coordinate c);</text:p>
      <text:p text:style-name="P8"><text:tab/>public void setINOUT(String inout)</text:p>
      <text:p text:style-name="P8"><text:tab/>public boolean getINOUT();<text:tab/></text:p>
      <text:p text:style-name="P9">public void setLOGINLOGOUT(String loginlogout);</text:p>
      <text:p text:style-name="P8"><text:tab/>public boolean getLOGINLOGOUT();</text:p>
      <text:p text:style-name="P8"><text:tab/>public static boolean verificaData(int year, int mounth, int day);</text:p>
      <text:p text:style-name="P8"><text:tab/>public static Date predisponiData(String s);</text:p>
      <text:p text:style-name="P8"><text:tab/>public void setData(String data);</text:p>
      <text:p text:style-name="P8"><text:tab/>public Date getData();</text:p>
      <text:p text:style-name="P8"><text:tab/>public Coordinate getCoordinate();</text:p>
      <text:p text:style-name="P8"><text:tab/>public Umore getUmore();</text:p>
      <text:p text:style-name="P8"><text:tab/>public String toString();</text:p>
      <text:p text:style-name="P8">}</text:p>
      <text:p text:style-name="P6"/>
      <text:p text:style-name="P6"/>
      <text:p text:style-name="P4"/>
      <text:p text:style-name="P12"><text:alphabetical-index-mark-start text:id="IMark2157521593672"/>Considerazioni<text:alphabetical-index-mark-end text:id="IMark2157521593672"/>:</text:p>
      <text:p text:style-name="P3"/>
      <text:list xml:id="list568840374" text:style-name="L3">
        <text:list-item>
          <text:p text:style-name="P84"><text:span text:style-name="T55">Per facilitare la ricerca delle informazioni e ottimizzare i tempi ci siamo serviti di una specifica classe <text:s/>java: </text:span><text:span text:style-name="T12">TreeMap.</text:span></text:p>
          <text:p text:style-name="P101">Grazie a questa implementazione è possibile ottenere un accesso in tempo logaritmico alle informazioni rendendo il programma molto efficiente.</text:p>
          <text:p text:style-name="P102">Le TreeMap assegnano ad un tipo riferimento, detto chiave (K), un secondo tipo riferimento, detto valore (V).</text:p>
          <text:p text:style-name="P101">Poiché l’utente è identificato tramite un idUtente (che non è altro che una stringa di caratteri) e una serie di informazioni la TreeMap per mantenere le informazioni avrà la seguente struttura: TreeMap&lt;IdUtente, Dati&gt; che verrà poi tradotta come:</text:p>
          <text:p text:style-name="P104">TreeMap&lt;String, LinkedList&lt;Dati&gt;&gt;</text:p>
        </text:list-item>
      </text:list>
      <text:p text:style-name="P5"/>
      <text:list xml:id="list181947235470422" text:continue-numbering="true" text:style-name="L3">
        <text:list-item>
          <text:p text:style-name="P85"><text:span text:style-name="T55">Adottando una </text:span><text:span text:style-name="T12">LinkedList</text:span><text:span text:style-name="T55">, anch’essa integrata in java, avremo un accesso complessivo di </text:span><text:span text:style-name="T8">nlog(n)</text:span><text:span text:style-name="T47">. </text:span><text:span text:style-name="T46">Questo</text:span><text:span text:style-name="T55"> valore lo rende più efficiente di un ipotetico valore </text:span><text:span text:style-name="T4">n</text:span><text:span text:style-name="T19">2</text:span><text:span text:style-name="T55">, ma meno efficiente di </text:span><text:span text:style-name="T4">log(n)</text:span><text:span text:style-name="T41">. </text:span><text:span text:style-name="T42">Facendo vari test si è dimostrata una complessità</text:span><text:span text:style-name="T55"> accettabile.</text:span></text:p>
          <text:p text:style-name="P159"><text:soft-page-break/>L’ut<text:span text:style-name="T56">i</text:span>lizzo d<text:span text:style-name="T56">i una</text:span> LinkedList come valore per la TreeMap <text:span text:style-name="T31">è reso inoltre necessario dal fatto che non è possibile adottare la data del caricamento come chiave, poiché un utente potrebbe caricare più foto in una sola giornata. Se fosse stato possibile avremmo potuto adottare la seguente struttura: TreeMap&lt;IdUtente, TreeMap&lt;Data, Dati&gt;&gt; che verrebbe tradotta come:</text:span></text:p>
          <text:p text:style-name="P105">TreeMap&lt;String, <text:span text:style-name="T31">TreeMap</text:span>&lt;<text:span text:style-name="T31">Data, </text:span>Dati&gt;&gt;</text:p>
          <text:p text:style-name="P103"/>
        </text:list-item>
        <text:list-item>
          <text:p text:style-name="P118">Il programma, così strutturato, rende facile l’aggiunta di POI in modo automatico attraverso la lettura da file (<text:span text:style-name="T20">public static LinkedList&lt;POI&gt; caricaPOI(String _file)</text:span>).</text:p>
          <text:p text:style-name="P118"/>
        </text:list-item>
        <text:list-item>
          <text:p text:style-name="P118"><text:span text:style-name="T56">Rende facile anche l</text:span>’aggiunta di nuovi stati emotivi, attraverso la classe enum Umore, che casta in modo semi-automatico le informazioni che codificano l’umore.</text:p>
          <text:p text:style-name="P119"/>
        </text:list-item>
        <text:list-item>
          <text:p text:style-name="P119">I <text:span text:style-name="T57">metodi</text:span> <text:span text:style-name="T20">toString()</text:span> delle classi, a parte della classe Umore, sono strutturati in modo da restituire le informazioni adottan<text:span text:style-name="T32">d</text:span>o lo stesso formato di input.</text:p>
          <text:p text:style-name="P119"/>
        </text:list-item>
      </text:list>
      <text:p text:style-name="P18"/>
      <text:p text:style-name="P18"/>
      <text:p text:style-name="P18"/>
      <text:p text:style-name="P18"/>
      <text:p text:style-name="P45"><text:alphabetical-index-mark-start text:id="IMark2157521596648"/><text:span text:style-name="T59">L</text:span><text:span text:style-name="T58">e entità nel dettaglio</text:span><text:alphabetical-index-mark-end text:id="IMark2157521596648"/><text:span text:style-name="T59">:</text:span></text:p>
      <text:p text:style-name="P21"/>
      <text:p text:style-name="P120">Coordinate:</text:p>
      <text:p text:style-name="P22">Entità utilizzata per indentificare la posizione dell’utente all’atto del caricamento di una foto.</text:p>
      <text:p text:style-name="P47"><text:span text:style-name="T26">La classe è formata da due attributi numerici: </text:span><text:span text:style-name="T13">latitudine</text:span><text:span text:style-name="T26"> e </text:span><text:span text:style-name="T13">longitudine</text:span><text:span text:style-name="T26">, i quali hanno un dominio che spazia dai valori negativi a quelli positivi.</text:span></text:p>
      <text:p text:style-name="P46"><text:span text:style-name="T26">Il tipo che meglio ci permette di rappresentare queste informazioni è il tipo </text:span><text:span text:style-name="T5">double</text:span><text:span text:style-name="T26"> poiché ci permette di rappresentare valori numerici sia positivi che negativi senza perdere precisione con valori numerici razionali molto grandi, ma anche molto piccoli (a differenza del tipo </text:span><text:span text:style-name="T5">float</text:span><text:span text:style-name="T26">).</text:span></text:p>
      <text:p text:style-name="P59">Per motivi di scalabilità e sicurezza gli attributi sono dichiarati privati e, pertanto, per lavorarci è necessario utilizzare i seguenti metodi:</text:p>
      <text:list xml:id="list3165731782" text:style-name="L4">
        <text:list-item>
          <text:p text:style-name="P86"><text:span text:style-name="T25">public double </text:span><text:span text:style-name="T21">getLatitudine()</text:span><text:span text:style-name="T26"> e </text:span><text:span text:style-name="T119">public double </text:span><text:span text:style-name="T21">getLongitudine()</text:span></text:p>
          <text:p text:style-name="P86"><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61"> leggere i valori degli attributi.</text:span></text:p>
          <text:p text:style-name="P121"/>
        </text:list-item>
        <text:list-item>
          <text:p text:style-name="P122"><text:span text:style-name="T25">public void </text:span><text:span text:style-name="T21">setLatitudine(double _</text:span><text:span text:style-name="T22">latitudine</text:span><text:span text:style-name="T21">) </text:span><text:span text:style-name="T26">e </text:span><text:span text:style-name="T118">public void</text:span><text:span text:style-name="T26"> </text:span><text:span text:style-name="T21">setLongitudine(double _longitudine)</text:span></text:p>
        </text:list-item>
      </text:list>
      <text:list xml:id="list134117283" text:style-name="L5">
        <text:list-header>
          <text:p text:style-name="P123"><text:span text:style-name="T80">Quest</text:span><text:span text:style-name="T82">i</text:span><text:span text:style-name="T80"> metod</text:span><text:span text:style-name="T82">i</text:span><text:span text:style-name="T80"> permett</text:span><text:span text:style-name="T82">ono</text:span><text:span text:style-name="T89"> di</text:span><text:span text:style-name="T26"> assegnare i valori agli attributi.</text:span></text:p>
        </text:list-header>
      </text:list>
      <text:p text:style-name="P58"/>
      <text:list xml:id="list3909115943" text:style-name="L6">
        <text:list-item>
          <text:p text:style-name="P106"><text:span text:style-name="T120">public String </text:span>ToString()</text:p>
          <text:p text:style-name="P87"><text:span text:style-name="T80">Questo metodo permette</text:span><text:span text:style-name="T89"> di</text:span><text:span text:style-name="T99"> restituire le Coordinate in formato stringa, con il seguente ordine: latitudine, longitudine.</text:span></text:p>
          <text:p text:style-name="P125"/>
        </text:list-item>
        <text:list-item>
          <text:p text:style-name="P106"><text:span text:style-name="T120">public double </text:span>getDistanza(Coordinate _c)</text:p>
          <text:p text:style-name="P126"><text:soft-page-break/><text:span text:style-name="T80">Questo metodo permette</text:span><text:span text:style-name="T89"> di</text:span> calcolare la distanza fra due Coordinate, restituendo un valore <text:span text:style-name="T1">double</text:span> <text:tab/><text:span text:style-name="T32">ottenuto per mezzo del teorema di Pitagora.</text:span></text:p>
        </text:list-item>
      </text:list>
      <text:p text:style-name="P10"/>
      <text:p text:style-name="P54">POI:</text:p>
      <text:p text:style-name="P48"><text:span text:style-name="T68">C</text:span><text:span text:style-name="T61">on l’acronimo</text:span><text:span text:style-name="T68"> POI (</text:span><text:span text:style-name="T71">P</text:span><text:span text:style-name="T68">oint </text:span><text:span text:style-name="T71">O</text:span><text:span text:style-name="T68">f </text:span><text:span text:style-name="T71">I</text:span><text:span text:style-name="T68">nterest) </text:span><text:span text:style-name="T61">si intende indicare un punto ben noto della propria mappa di riferimento preposto a catalizzare tutte le emozioni inviate nel suo intorno</text:span><text:span text:style-name="T68">.</text:span></text:p>
      <text:p text:style-name="P48"><text:span text:style-name="T68">L’</text:span><text:span text:style-name="T61">entità</text:span><text:span text:style-name="T68"> POI non necessita di molti attributi. </text:span><text:span text:style-name="T61">È</text:span><text:span text:style-name="T68"> </text:span><text:span text:style-name="T61">sufficiente</text:span><text:span text:style-name="T68"> conoscer</text:span><text:span text:style-name="T61">ne il </text:span><text:span text:style-name="T69">nome</text:span><text:span text:style-name="T73">, rappresentato da un attributo di tipo </text:span><text:span text:style-name="T67">String</text:span><text:span text:style-name="T75">,</text:span><text:span text:style-name="T61"> e le sue </text:span><text:span text:style-name="T69">coordinate</text:span><text:span text:style-name="T73">, contenute in un oggetto di tipo </text:span><text:span text:style-name="T67">Coordinate</text:span><text:span text:style-name="T68">.</text:span></text:p>
      <text:p text:style-name="P38">Per motivi di scalabilità e sicurezza gli attributi sono dichiarati privati e, pertanto, per lavorarci è necessario utilizzare i seguenti metodi:</text:p>
      <text:list xml:id="list3866588203" text:style-name="L7">
        <text:list-item>
          <text:p text:style-name="P107"><text:span text:style-name="T120">public String </text:span>getNome()</text:p>
          <text:p text:style-name="P88"><text:span text:style-name="T80">Questo metodo permette</text:span><text:span text:style-name="T89"> di</text:span><text:span text:style-name="T62"> leggere</text:span><text:span text:style-name="T83"> il valore stringa del nome del POI.</text:span></text:p>
          <text:p text:style-name="P127"/>
        </text:list-item>
        <text:list-item>
          <text:p text:style-name="P107"><text:span text:style-name="T120">public void </text:span>setNome(Stirng _nome)</text:p>
          <text:p text:style-name="P88"><text:span text:style-name="T80">Questo metodo permette</text:span><text:span text:style-name="T89"> di</text:span><text:span text:style-name="T62"> assegnare</text:span><text:span text:style-name="T83"> u</text:span><text:span text:style-name="T62">n nuovo nome al</text:span><text:span text:style-name="T83"> POI.</text:span></text:p>
        </text:list-item>
      </text:list>
      <text:p text:style-name="P37"/>
      <text:list xml:id="list3199456444" text:style-name="L8">
        <text:list-item>
          <text:p text:style-name="P108"><text:span text:style-name="T117">public String </text:span>ToString()</text:p>
          <text:p text:style-name="P89"><text:span text:style-name="T80">Questo metodo permette</text:span><text:span text:style-name="T89"> di</text:span><text:span text:style-name="T85"> restit</text:span><text:span text:style-name="T62">uire</text:span><text:span text:style-name="T85"> il </text:span><text:span text:style-name="T84">valore del POI in formato s</text:span><text:span text:style-name="T62">tringa,</text:span><text:span text:style-name="T84"> c</text:span><text:span text:style-name="T62">on</text:span><text:span text:style-name="T84"> </text:span><text:span text:style-name="T62">il</text:span><text:span text:style-name="T84"> seguent</text:span><text:span text:style-name="T62">e</text:span><text:span text:style-name="T84"> o</text:span><text:span text:style-name="T62">rdine</text:span><text:span text:style-name="T84">: </text:span><text:span text:style-name="T62">n</text:span><text:span text:style-name="T84">ome, </text:span><text:span text:style-name="T62">c</text:span><text:span text:style-name="T84">oordinate.</text:span></text:p>
        </text:list-item>
      </text:list>
      <text:p text:style-name="P40"/>
      <text:list xml:id="list181948984216354" text:continue-numbering="true" text:style-name="L8">
        <text:list-item>
          <text:p text:style-name="P110"><text:span text:style-name="T120">public Coordinate </text:span>GetCoordinate()</text:p>
          <text:p text:style-name="P110"><text:span text:style-name="T80">Questo metodo permette</text:span><text:span text:style-name="T89"> di</text:span><text:span text:style-name="T60"> </text:span><text:span text:style-name="T85">restit</text:span><text:span text:style-name="T62">uire </text:span><text:span text:style-name="T60">i valori delle coordinate.</text:span></text:p>
        </text:list-item>
      </text:list>
      <text:p text:style-name="P40"/>
      <text:list xml:id="list181949148351668" text:continue-numbering="true" text:style-name="L8">
        <text:list-item>
          <text:p text:style-name="P89"><text:span text:style-name="T109">public static LinkedList&lt;POI&gt;</text:span><text:span text:style-name="T121"> </text:span><text:span text:style-name="T23">caricaPOI(String _file)</text:span></text:p>
          <text:p text:style-name="P89"><text:span text:style-name="T80">Questo metodo permette</text:span><text:span text:style-name="T89"> di</text:span><text:span text:style-name="T62"> eseguire il caricamento del </text:span><text:span text:style-name="T63">file</text:span><text:span text:style-name="T62"> relativo ai POI*.</text:span></text:p>
          <text:p text:style-name="P129"/>
          <text:p text:style-name="P96"><text:span text:style-name="T86">*</text:span><text:span text:style-name="T62">Questo metodo mette in luce una feature importante dell’applicativo.</text:span></text:p>
          <text:p text:style-name="P96"><text:span text:style-name="T62">I</text:span><text:span text:style-name="T86">l caricamento dei POI </text:span><text:span text:style-name="T62">avviene </text:span><text:span text:style-name="T86">attraverso l’ausilio di un file.</text:span></text:p>
          <text:p text:style-name="P96"><text:span text:style-name="T86">Ciò consente al programma di </text:span><text:span text:style-name="T62">cambiare </text:span><text:span text:style-name="T97">ed aggiungere </text:span><text:span text:style-name="T62">i POI a cui fa riferimento</text:span><text:span text:style-name="T86"> senza </text:span><text:span text:style-name="T62">dover </text:span><text:span text:style-name="T86">metter mano al codice.</text:span></text:p>
          <text:p text:style-name="P97"><text:span text:style-name="T86">T</text:span><text:span text:style-name="T60">utti i POI sono contenuti in un apposito file di testo che viene caricato al lancio del programma.</text:span></text:p>
          <text:p text:style-name="P96"><text:span text:style-name="T62">Si possono cambiare i POI a piacimento </text:span><text:span text:style-name="T97">purché </text:span><text:span text:style-name="T62">di</text:span><text:span text:style-name="T86"> rispettare il seguente formato:</text:span></text:p>
          <text:p text:style-name="P130"><text:span text:style-name="T7">&lt;</text:span><text:span text:style-name="T6">Nome</text:span><text:span text:style-name="T7">&gt;</text:span><text:span text:style-name="T100">-</text:span><text:span text:style-name="T101">&lt;</text:span><text:span text:style-name="T9">Coordinate</text:span><text:span text:style-name="T10">&gt;</text:span></text:p>
          <text:p text:style-name="P131"><text:span text:style-name="T10">Q</text:span><text:span text:style-name="T9">ualunque altro formato non concerne a quello precedentemente indicato verrà ignorato.</text:span></text:p>
        </text:list-item>
      </text:list>
      <text:p text:style-name="P23"/>
      <text:p text:style-name="P34"/>
      <text:p text:style-name="P55">Umore:</text:p>
      <text:p text:style-name="P35"><text:span text:style-name="T102">L’entità umore è stata creata ad hoc per gestire gli umori associabili ad ogni foto.</text:span> Gli umori <text:span text:style-name="T103">totali </text:span>disponibili sono 5:</text:p>
      <text:list xml:id="list2778360350" text:style-name="L9">
        <text:list-item>
          <text:p text:style-name="P132">A = ARRABBIATO</text:p>
        </text:list-item>
        <text:list-item>
          <text:p text:style-name="P132">F = FELICE</text:p>
        </text:list-item>
        <text:list-item>
          <text:p text:style-name="P132">S = SORPRESO</text:p>
        </text:list-item>
        <text:list-item>
          <text:p text:style-name="P132">T = TRISTE</text:p>
        </text:list-item>
        <text:list-item>
          <text:p text:style-name="P132">N = NEUTRO</text:p>
        </text:list-item>
      </text:list>
      <text:p text:style-name="P35"/>
      <text:p text:style-name="P49"><text:soft-page-break/><text:span text:style-name="T87">La classe è di tipo </text:span><text:span text:style-name="T64">Enum</text:span><text:span text:style-name="T87">, q</text:span><text:span text:style-name="T88">uesta scelta</text:span><text:span text:style-name="T87"> consente di castare in automatico i dati </text:span><text:span text:style-name="T88">inseriti </text:span><text:span text:style-name="T87">in tipo </text:span><text:span text:style-name="T64">enum</text:span><text:span text:style-name="T87"> <text:s/>rende</text:span><text:span text:style-name="T88">ndo</text:span><text:span text:style-name="T87"> i valori scalabili, è </text:span><text:span text:style-name="T88">infatti possibile aggiungere o rimuovere umori senza stravolgere il codice</text:span><text:span text:style-name="T87">.</text:span></text:p>
      <text:p text:style-name="P49"><text:span text:style-name="T87">I</text:span><text:span text:style-name="T88">l funzionamento della classe e molto semplice e consiste nel far corrispondere ad un certo carattere un umore vero e proprio comprensibile a chi legge la mappa</text:span><text:span text:style-name="T87">.</text:span></text:p>
      <text:p text:style-name="P25"><text:span text:style-name="T103">L’unico attributo presente all’interno della classe è l’attributo nome, con cui si indica il nome del dato atttributo.</text:span> <text:span text:style-name="T103">Il passaggio da carattere a nome vero e proprio si trova nel costruttore della classe che, in automatico, prepara un’informazione leggibile.</text:span></text:p>
      <text:p text:style-name="P39">Per motivi di scalabilità e sicurezza gli attributi sono dichiarati privati e, pertanto, per lavorarci è necessario utilizzare i seguenti metodi:</text:p>
      <text:p text:style-name="P36"/>
      <text:list xml:id="list3064230517" text:style-name="L10">
        <text:list-item>
          <text:p text:style-name="P109"><text:span text:style-name="T117">public String </text:span>ToString()</text:p>
          <text:p text:style-name="P128"><text:span text:style-name="T43">Questo metodo permette</text:span><text:span text:style-name="T106"> di restituire il valore dell’umore in formato stringa.</text:span></text:p>
        </text:list-item>
      </text:list>
      <text:p text:style-name="P24"/>
      <text:p text:style-name="P24"/>
      <text:p text:style-name="P56">Dati:</text:p>
      <text:p text:style-name="P69">L’entità rappresenta un gruppo di informazioni che caratterizzano un’operazione effettuata da un determinato utente.</text:p>
      <text:p text:style-name="P70">Per “dati” si intende l’insieme delle seguenti informazioni:</text:p>
      <text:list xml:id="list1623119321" text:style-name="L11">
        <text:list-item>
          <text:p text:style-name="P160">iscrizione →<text:span text:style-name="T104"> rappresenta alternativamente lo stato “iscritto” o “disiscritto”.*</text:span></text:p>
        </text:list-item>
        <text:list-item>
          <text:p text:style-name="P160">login/logout → indica se l’utente ha effettuato operazioni di login <text:span text:style-name="T105">o </text:span>logout.*</text:p>
        </text:list-item>
        <text:list-item>
          <text:p text:style-name="P160">data → rappresenta la data in cui è stata effettuata l’operazione.**</text:p>
        </text:list-item>
        <text:list-item>
          <text:p text:style-name="P161">coordinate <text:span text:style-name="T27">del caricamento → indica le coordinate a cui è stato effettuata l’operazione.</text:span></text:p>
        </text:list-item>
        <text:list-item>
          <text:p text:style-name="P160">umore rilevato →<text:span text:style-name="T104"> rappresenta l’umore rilevato all’atto del caricamento.</text:span></text:p>
        </text:list-item>
      </text:list>
      <text:p text:style-name="P67"/>
      <text:p text:style-name="P72">*Le informazioni relative allo stato dell’iscrizione sono codificate come booleani: assumono solo due valori: true (iscritto e login), false (disiscritto e logout).</text:p>
      <text:p text:style-name="P72">**La data è codificata come tipo Date con relativo controllo di validità <text:span text:style-name="T105">(</text:span>il 31 Febbraio, <text:span text:style-name="T105">ad</text:span> esempi<text:span text:style-name="T105">o</text:span> non è ammesso<text:span text:style-name="T105">)</text:span>.</text:p>
      <text:p text:style-name="P72"/>
      <text:p text:style-name="P67">Le <text:span text:style-name="T28">c</text:span>oordinate <text:span text:style-name="T28">del caricamento</text:span> e l’<text:span text:style-name="T28">u</text:span>more <text:span text:style-name="T28">rilevato </text:span>sono invece istanze delle classi viste precedentemente.</text:p>
      <text:p text:style-name="P67"/>
      <text:p text:style-name="P71">I <text:span text:style-name="T105">metodi presenti nella classe sono i seguenti:</text:span></text:p>
      <text:list xml:id="list625757730" text:style-name="L12">
        <text:list-item>
          <text:p text:style-name="P148"><text:span text:style-name="T24">public void </text:span><text:span text:style-name="T20">setINOUT(String inout) </text:span><text:span text:style-name="T96">e</text:span><text:span text:style-name="T116"> public void</text:span><text:span text:style-name="T115"> </text:span><text:span text:style-name="T20">setLOGINLOGOUT(String loginlogout)</text:span></text:p>
          <text:p text:style-name="P148"><text:span text:style-name="T80">Quest</text:span><text:span text:style-name="T81">i</text:span><text:span text:style-name="T80"> metod</text:span><text:span text:style-name="T81">i</text:span><text:span text:style-name="T80"> permett</text:span><text:span text:style-name="T81">ono</text:span><text:span text:style-name="T89"> di</text:span><text:span text:style-name="T90"> assegnare i valori agli attributi </text:span><text:span text:style-name="T65">inOut</text:span><text:span text:style-name="T91"> e </text:span><text:span text:style-name="T65">loginLogout</text:span><text:span text:style-name="T90">.</text:span></text:p>
          <text:p text:style-name="P162"/>
        </text:list-item>
        <text:list-item>
          <text:p text:style-name="P149"><text:span text:style-name="T114">public boolean </text:span>getINOUT() <text:span text:style-name="T96">e</text:span><text:span text:style-name="T114"> public boolean </text:span>getLOGINLOGOUT()</text:p>
          <text:p text:style-name="P150"><text:span text:style-name="T80">Quest</text:span><text:span text:style-name="T81">i</text:span><text:span text:style-name="T80"> metod</text:span><text:span text:style-name="T81">i</text:span><text:span text:style-name="T80"> permett</text:span><text:span text:style-name="T81">ono</text:span><text:span text:style-name="T91"> di restituire i valori di di stato del login e dell’iscrizione.</text:span></text:p>
          <text:p text:style-name="P153"/>
        </text:list-item>
        <text:list-item>
          <text:p text:style-name="P156"><text:span text:style-name="T114">public static boolean verificaData(</text:span><text:span text:style-name="T108">int year, int mounth, int day</text:span><text:span text:style-name="T107">)</text:span></text:p>
          <text:p text:style-name="P156"><text:span text:style-name="T80">Questo metodo permette</text:span><text:span text:style-name="T91"> di v</text:span><text:span text:style-name="T78">erificare la validità di una data.</text:span></text:p>
        </text:list-item>
      </text:list>
      <text:p text:style-name="P73"><text:soft-page-break/></text:p>
      <text:list xml:id="list181948302073248" text:continue-numbering="true" text:style-name="L12">
        <text:list-item>
          <text:p text:style-name="P157"><text:span text:style-name="T44">public static Date </text:span><text:span text:style-name="T39">predisponiData(String s)</text:span></text:p>
          <text:p text:style-name="P157"><text:span text:style-name="T80">Questo metodo permette</text:span><text:span text:style-name="T76"> di trasformare le informazioni di una stringa in una data vera e propria.</text:span></text:p>
          <text:p text:style-name="P154"/>
        </text:list-item>
        <text:list-item>
          <text:p text:style-name="P151">public void setData(String data)</text:p>
          <text:p text:style-name="P155">Questo metodo permette di settare la data, una volta che è stata verificata e validata.</text:p>
          <text:p text:style-name="P155"/>
        </text:list-item>
        <text:list-item>
          <text:p text:style-name="P152"><text:span text:style-name="T39">public Date getData() </text:span><text:span text:style-name="T76">e </text:span><text:span text:style-name="T39">public Coordinate getCoordinate() </text:span><text:span text:style-name="T76">e </text:span><text:span text:style-name="T39">public Umore getUmore()</text:span></text:p>
          <text:p text:style-name="P155">Restituisce il valore della data, delle coordinate e dell’umore.</text:p>
        </text:list-item>
      </text:list>
      <text:p text:style-name="P73"/>
      <text:list xml:id="list181947998293615" text:continue-numbering="true" text:style-name="L12">
        <text:list-item>
          <text:p text:style-name="P158"><text:span text:style-name="T44">public String </text:span><text:span text:style-name="T39">toString()</text:span></text:p>
          <text:p text:style-name="P158"><text:span text:style-name="T80">Questo metodo permette</text:span><text:span text:style-name="T77"> di restituire il valore dell’umore in formato stringa.</text:span></text:p>
        </text:list-item>
      </text:list>
      <text:p text:style-name="P74"/>
      <text:p text:style-name="P68"/>
      <text:p text:style-name="P26"/>
      <text:p text:style-name="P57">EmotionalMaps:</text:p>
      <text:p text:style-name="P30">La seguente classe contiene le principali funzionalità del programma; essa mette assieme tutti gli oggetti e presenta metodi che potranno essere implementati anche in veste grafica/altri tipi di utilizzi.</text:p>
      <text:p text:style-name="P33">I metodi privati sono necessari al fine di un utilizzo da riga di comando, quindi non necessari per un utilizzo da applicazione in veste grafica.</text:p>
      <text:p text:style-name="P30">Presenta i seguenti metodi:</text:p>
      <text:list xml:id="list2306228956" text:style-name="L13">
        <text:list-item>
          <text:p text:style-name="P142">public static void initFile()</text:p>
        </text:list-item>
      </text:list>
      <text:p text:style-name="P62"><text:tab/><text:span text:style-name="T92">Consente di inizializzare il file di log.</text:span></text:p>
      <text:p text:style-name="P29"/>
      <text:list xml:id="list2743378966" text:style-name="L14">
        <text:list-item>
          <text:p text:style-name="P111">private static int getNearestPoi(Coordinate c)</text:p>
          <text:p text:style-name="P133"><text:span text:style-name="T112">Consente di </text:span>Restitui<text:span text:style-name="T112">re</text:span> la posizione del POI, presente nella lista dei POI, più vicino all’utente.</text:p>
          <text:p text:style-name="P135"/>
        </text:list-item>
        <text:list-item>
          <text:p text:style-name="P111">public static void scriviSuLog(Exception e)</text:p>
          <text:p text:style-name="P90"><text:span text:style-name="T92">Questo metodo si occupa di registrare eventuali errori sul fil</text:span><text:span text:style-name="T98">e</text:span><text:span text:style-name="T92"> di log</text:span><text:span text:style-name="T93">.</text:span></text:p>
          <text:p text:style-name="P136">Il fil<text:span text:style-name="T30">e</text:span> di log è fondamentale per verificare quali errori si sono verificati durante il corso del programma <text:span text:style-name="T113">consentendo di</text:span> <text:span text:style-name="T113">registrarli senza interrompere l’esecuzione</text:span>.</text:p>
          <text:p text:style-name="P136"/>
        </text:list-item>
        <text:list-item>
          <text:p text:style-name="P113">public static void distinguiImportExport(String file)</text:p>
          <text:p text:style-name="P90"><text:span text:style-name="T94">Consente d</text:span><text:span text:style-name="T92">i distinguere le operazioni che l’utente desidera eseguire, indirizzando il flusso del programma verso una particolare operazione</text:span><text:span text:style-name="T94">.</text:span></text:p>
        </text:list-item>
      </text:list>
      <text:p text:style-name="P50"><text:span text:style-name="T94"><text:tab/></text:span><text:span text:style-name="T92">Le uniche operazioni riconosciute sono, ovviamente, quelle di </text:span><text:span text:style-name="T70">create map</text:span><text:span text:style-name="T92"> e </text:span><text:span text:style-name="T70">import</text:span><text:span text:style-name="T92"> di dati.</text:span></text:p>
      <text:p text:style-name="P50"><text:span text:style-name="T92"><text:tab/></text:span><text:span text:style-name="T72">createmap(</text:span><text:span text:style-name="T74">&lt;data_inizio&gt;</text:span><text:span text:style-name="T72">-</text:span><text:span text:style-name="T74">&lt;data_fine&gt;</text:span><text:span text:style-name="T72">)</text:span></text:p>
      <text:p text:style-name="P63"><text:span text:style-name="T98"><text:tab/>import(</text:span><text:span text:style-name="T74">&lt;nome_file&gt;</text:span><text:span text:style-name="T98">)</text:span></text:p>
      <text:list xml:id="list181947584665914" text:continue-numbering="true" text:style-name="L14">
        <text:list-header>
          <text:p text:style-name="P138"/>
        </text:list-header>
        <text:list-item>
          <text:p text:style-name="P112">public static void importFF(String file)</text:p>
          <text:p text:style-name="P91"><text:span text:style-name="T92">Questo metodo si occupa di gestire il caricamento della </text:span><text:span text:style-name="T66">TreeMap </text:span><text:span text:style-name="T79">con i dati contenuti nel file allegato</text:span><text:span text:style-name="T92">.</text:span></text:p>
          <text:p text:style-name="P137"/>
        </text:list-item>
        <text:list-item>
          <text:p text:style-name="P112"><text:soft-page-break/>public static String createMap(Date inizio, Date fine)</text:p>
        </text:list-item>
      </text:list>
      <text:p text:style-name="P11"><text:tab/><text:span text:style-name="T92">Questo metodo permette di creare l</text:span><text:span text:style-name="T95">e due</text:span><text:span text:style-name="T92"> mapp</text:span><text:span text:style-name="T95">e</text:span><text:span text:style-name="T92"> emotiv</text:span><text:span text:style-name="T95">e</text:span><text:span text:style-name="T92"> nell’intervallo temporale desiderato.</text:span></text:p>
      <text:p text:style-name="P41"/>
      <text:list xml:id="list181947972391506" text:continue-numbering="true" text:style-name="L14">
        <text:list-item>
          <text:p text:style-name="P114">private static String CreateCompleteMap(date start, date end)</text:p>
          <text:p text:style-name="P92"><text:span text:style-name="T92">Questo metodo permette di creare la mappa emotiva nell’intervallo temporale desiderato, t</text:span><text:span text:style-name="T95">enendo</text:span><text:span text:style-name="T92"> conto di tutti i dati provenienti anche dagli utenti non più attivi.</text:span></text:p>
          <text:p text:style-name="P135"/>
        </text:list-item>
        <text:list-item>
          <text:p text:style-name="P115">private static String activeUserMap(date start, date end)</text:p>
          <text:p text:style-name="P134"><text:span text:style-name="T92">Questo metodo permette di creare la mappa emotiva nell’intervallo temporale desiderato, t</text:span><text:span text:style-name="T95">enendo</text:span><text:span text:style-name="T92"> conto d</text:span><text:span text:style-name="T95">ei</text:span><text:span text:style-name="T92"> dati provenienti </text:span><text:span text:style-name="T95">dai soli</text:span><text:span text:style-name="T92"> utenti attivi.</text:span></text:p>
          <text:p text:style-name="P135"/>
        </text:list-item>
        <text:list-item>
          <text:p text:style-name="P116">private static void stampaAVideo(String s)</text:p>
          <text:p text:style-name="P124"><text:span text:style-name="T94">Q</text:span><text:span text:style-name="T95">uesto metodo permette</text:span><text:span text:style-name="T94"> di visualizzare a video le mappe emozonali.</text:span></text:p>
          <text:p text:style-name="P139">Come precedentemente riferito il seguente metodo è necessario solo per l’utilizzo da riga di comando, dunque non potrà essere richiamato se un utente esterno utilizza la classe EmotionaMaps.</text:p>
          <text:p text:style-name="P140">Il metodo esiste per essere riscritto nel caso di un utilizzo in veste grafica.</text:p>
        </text:list-item>
      </text:list>
      <text:p text:style-name="P29"/>
      <text:list xml:id="list181948739883745" text:continue-numbering="true" text:style-name="L14">
        <text:list-item>
          <text:p text:style-name="P145">private static void Conteggia(Dati d, HashMap&lt;POI, int[]&gt; calcolo)</text:p>
        </text:list-item>
      </text:list>
      <text:p text:style-name="P62"><text:span text:style-name="T108"><text:tab/></text:span><text:span text:style-name="T111">Questo metodo consente di contare gli stati di umore riguardo il POI più vicino.</text:span></text:p>
      <text:p text:style-name="P64"/>
      <text:list xml:id="list3965011089" text:style-name="L15">
        <text:list-item>
          <text:p text:style-name="P146">private static HashMap&lt;POI, int[]&gt; InizializzaCalcolo()</text:p>
          <text:p text:style-name="P143"><text:span text:style-name="T111">I</text:span><text:span text:style-name="T110">nizializza la mappa che verrà adottata per eseguire il calcolo degli stati emotivi.</text:span></text:p>
        </text:list-item>
      </text:list>
      <text:p text:style-name="P27"/>
      <text:list xml:id="list181948456256936" text:continue-list="list181948739883745" text:style-name="L14">
        <text:list-item>
          <text:p text:style-name="P144">private static void createMapString(HashMap&lt;POI, int[]&gt; calcolo)</text:p>
        </text:list-item>
      </text:list>
      <text:p text:style-name="P61"><text:tab/><text:span text:style-name="T95">Questo metodo consente di costruire le stringhe relative alle mappe emozionali, </text:span><text:span text:style-name="T98">secondo il <text:tab/>formato richiesto.</text:span></text:p>
      <text:p text:style-name="P42"/>
      <text:list xml:id="list336615026" text:style-name="L16">
        <text:list-item>
          <text:p text:style-name="P117">public static void main(String[] args)</text:p>
          <text:p text:style-name="P141">Avvia il programma.</text:p>
        </text:list-item>
      </text:list>
      <text:p text:style-name="P60"><text:tab/></text:p>
      <text:p text:style-name="P28"/>
      <text:p text:style-name="P16"/>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Bibliografia:</text:p>
      <text:p text:style-name="P31"/>
      <text:p text:style-name="P32">Q<text:span text:style-name="T120">ui si raccolgono le fonti usate per la realizzazione di questo progetto.</text:span></text:p>
      <text:p text:style-name="P31"/>
      <text:p text:style-name="P31"><text:a xlink:type="simple" xlink:href="https://stackoverflow.com/" text:style-name="Internet_20_link" text:visited-style-name="Visited_20_Internet_20_Link">https://stackoverflow.com/</text:a></text:p>
      <text:p text:style-name="P31"><text:a xlink:type="simple" xlink:href="https://docs.oracle.com/javase/8/docs/" text:style-name="Internet_20_link" text:visited-style-name="Visited_20_Internet_20_Link">https://docs.oracle.com/javase/8/docs/</text:a></text:p>
      <text:p text:style-name="P31"><text:a xlink:type="simple" xlink:href="https://www.7-zip.org/" text:style-name="Internet_20_link" text:visited-style-name="Visited_20_Internet_20_Link">https://www.7-zip.org/</text:a></text:p>
      <text:p text:style-name="P31"><text:a xlink:type="simple" xlink:href="https://www.html.it/" text:style-name="Internet_20_link" text:visited-style-name="Visited_20_Internet_20_Link">https://www.html.it/</text:a></text:p>
      <text:p text:style-name="P31"><text:a xlink:type="simple" xlink:href="https://github.com/" text:style-name="Internet_20_link" text:visited-style-name="Visited_20_Internet_20_Link">https://github.com/</text:a></text:p>
      <text:p text:style-name="P31"><text:a xlink:type="simple" xlink:href="https://www.sublimetext.com/" text:style-name="Internet_20_link" text:visited-style-name="Visited_20_Internet_20_Link">https://www.sublimetext.com/</text:a></text:p>
      <text:p text:style-name="P31"><text:a xlink:type="simple" xlink:href="https://www.jetbrains.com/idea/" text:style-name="Internet_20_link" text:visited-style-name="Visited_20_Internet_20_Link">https://www.jetbrains.com/idea/</text:a></text:p>
      <text:p text:style-name="P31"><text:soft-page-break/><text:a xlink:type="simple" xlink:href="https://www.gitkraken.com/" text:style-name="Internet_20_link" text:visited-style-name="Visited_20_Internet_20_Link">https://www.gitkraken.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ndale mono" svg:font-family="'Andale mono'"/>
    <style:font-face style:name="Droid Sans Devanagari1" svg:font-family="'Droid Sans Devanagari'" style:font-family-generic="swiss"/>
    <style:font-face style:name="Andale Mono" svg:font-family="'Andale Mono'"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8e69ff" officeooo:paragraph-rsid="008e69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text:tab/><text:tab/><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3:36:54.211470463</meta:creation-date>
    <dc:date>2020-02-03T18:19:46.739000000</dc:date>
    <meta:editing-duration>PT5H45M53S</meta:editing-duration>
    <meta:editing-cycles>101</meta:editing-cycles>
    <meta:generator>LibreOffice/6.3.3.2$Windows_X86_64 LibreOffice_project/a64200df03143b798afd1ec74a12ab50359878ed</meta:generator>
    <meta:document-statistic meta:table-count="0" meta:image-count="0" meta:object-count="0" meta:page-count="11" meta:paragraph-count="239" meta:word-count="2214" meta:character-count="14946" meta:non-whitespace-character-count="13020"/>
  </office:meta>
</office:document-meta>
</file>